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Google Sans" svg:font-family="'Google Sans', Roboto, RobotoDraft, Helvetica, Arial, sans-serif"/>
    <style:font-face style:name="Mangal1" svg:font-family="Mangal"/>
    <style:font-face style:name="OpenSymbol" svg:font-family="OpenSymbol, 'Arial Unicode MS'"/>
    <style:font-face style:name="StarSymbol"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1"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Unicode1" svg:font-family="'Lucida Sans Unicode'"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P1" style:family="paragraph" style:parent-style-name="Header">
      <style:text-properties officeooo:rsid="3f676b5f" officeooo:paragraph-rsid="3f676b5f"/>
    </style:style>
    <style:style style:name="P2" style:family="paragraph" style:parent-style-name="Text_20_body">
      <style:text-properties officeooo:paragraph-rsid="4606da8a"/>
    </style:style>
    <style:style style:name="P3" style:family="paragraph" style:parent-style-name="Heading_20_2" style:master-page-name="Standard">
      <style:paragraph-properties style:page-number="auto"/>
    </style:style>
    <style:style style:name="P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text-properties officeooo:paragraph-rsid="461ca713"/>
    </style:style>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text-properties officeooo:paragraph-rsid="461db778"/>
    </style:style>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paragraph-properties fo:margin-top="0cm" fo:margin-bottom="0cm" loext:contextual-spacing="false"/>
    </style:style>
    <style:style style:name="T1" style:family="text">
      <style:text-properties fo:font-style="italic" officeooo:rsid="4606a8c9" style:font-style-asian="italic" style:font-style-complex="italic"/>
    </style:style>
    <style:style style:name="T2" style:family="text">
      <style:text-properties officeooo:rsid="4606a8c9"/>
    </style:style>
    <style:style style:name="T3" style:family="text">
      <style:text-properties fo:background-color="transparent" loext:char-shading-value="0"/>
    </style:style>
    <style:style style:name="T4" style:family="text">
      <style:text-properties fo:font-weight="bold" fo:background-color="transparent" loext:char-shading-value="0"/>
    </style:style>
    <style:style style:name="T5" style:family="text">
      <style:text-properties fo:font-weight="normal"/>
    </style:style>
    <style:style style:name="T6"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Google Sans" fo:font-size="7.69999980926514pt" fo:letter-spacing="normal" fo:font-style="normal" style:text-underline-style="none" fo:font-weight="normal" style:text-blinking="false" fo:background-color="transparent"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Tross</text:h>
      <text:p text:style-name="Text_20_body">Knížecí město pod vratkou vládou lorda Brakvila. Panství po vyschnutí stříbrných dolů chudne, ale kapitol si nic nepřipouští. Třípatrové hrázděné domy jsou nově omítnuté a ulice jsou poseté stánky a kejklíři. Obchod se nesmí zastavit.</text:p>
      <text:h text:style-name="Heading_20_2" text:outline-level="2">Brakk</text:h>
      <text:p text:style-name="Text_20_body">Nejmocnější z Trosských strážních věží a místo tréninku čerstvých rekrutů. Velitel Horos dokáže naučit různé bojové techniky, ale vyžívá se v šikaně. Do zdejšího žaláře kapitán stráže uklízí politické vězně.</text:p>
      <text:h text:style-name="Heading_20_2" text:outline-level="2">Whalenova krvavá vila</text:h>
      <text:p text:style-name="Text_20_body">Osamocený domov šlechtické rodiny sotva na dohled od nejbližšího<text:line-break/>sedláckého stavení. Lord Whalen je blízký přítel knížete Brakvila. Zatím nikdo netuší o tragédii, co rodinu postihla.</text:p>
      <text:h text:style-name="Heading_20_2" text:outline-level="2">Godov</text:h>
      <text:p text:style-name="Text_20_body">Vesnice zásobující Brakk. Chudí lidé a bohatý zeman Baltus, jenž holduje vykořisťování poddaných a obžerství. Nedávno přišel s úžasným nápadem práva první noci. Případné dobrodruhy a jiné potenciálně vlivné návštěvníky na úkor sedláků bohatě pohostí.</text:p>
      <text:h text:style-name="Heading_20_2" text:outline-level="2"><text:soft-page-break/>Blosely</text:h>
      <text:p text:style-name="Text_20_body">Nízká hradba, dřevěné domy. Obyvatelé pastevci, řemeslníci a dřevorubci. Občasné potíže s gobliny. Nad městečkem se stahují mraky a každým dnem začne bouře, která nepřestane, dokud nebude zničeno. Marelok se mstí za svou lásku (viz Čarodějná věž).</text:p>
      <text:h text:style-name="Heading_20_2" text:outline-level="2">Wedel</text:h>
      <text:p text:style-name="Text_20_body">Vysoká palisáda skrývá krásné roubené městěčko. Největší zdejší senzací je věštkyně Amara. Není jasné, jestli je šarlatánka, nebo něco vidí, ale skoro každý tu zná kus své budoucnosti a návštěvníci se sjíždějí zdaleka.</text:p>
      <text:h text:style-name="Heading_20_2" text:outline-level="2">Dračí kostra</text:h>
      <text:p text:style-name="Text_20_body">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Text_20_body">IDEA: <text:span text:style-name="T2">Kouzelník si tady může připravit extra kouzla – něco útočnýho a klidně highlevelovýho, třeba </text:span><text:span text:style-name="T1">ohnivý déšť</text:span><text:span text:style-name="T2">, </text:span><text:span text:style-name="T1">ohnivá koule</text:span><text:span text:style-name="T2"> a tak.</text:span></text:p>
      <text:h text:style-name="Heading_20_2" text:outline-level="2">Haydenská tvrz</text:h>
      <text:p text:style-name="P2">Poslední lord zešílel, zapečetil bránu a snědl veškeré služebnictvo. Od té doby je tvrz považována za prokletou a nikdo se k ní ani neodváží.</text:p>
      <text:h text:style-name="Heading_20_2" text:outline-level="2"><text:soft-page-break/>Trehern</text:h>
      <text:p text:style-name="P2">Izolovaná vesnice bez jakéhokoli opevnění. Cizincům<text:line-break/>zákaz zbraní. Namísto Worrocha vzývají zdejší lidé místní bohyni<text:line-break/>Theiu. Jde o přesvědčivou, vychytralou a dobromyslnou čarodějku, která vesnici brání a pomáhá. Daří se jim dobře, ale fanatiční<text:line-break/>biskupovi rytíři jsou již na cestě.</text:p>
      <text:h text:style-name="Heading_20_2" text:outline-level="2">Kastarok</text:h>
      <text:p text:style-name="P2">Ruina tvrze Worrochových rytířů. Časem okousané hradby, polámané sochy a příjemný nostalgický nádech. Pokud tu táboří veselá společnost, zjeví se duch starého rytíře Hathora, který rád povyměňuje příběhy. Ví toho o Trossu a jeho okolí hodně.</text:p>
      <text:h text:style-name="Heading_20_2" text:outline-level="2">Zbojnický tábor</text:h>
      <text:p text:style-name="P2">Zchudlí havíři bez domova, více pytláci než zbojníci. Postavili si několik skromných stavení v korunách stromů a živí se lovem, kradením a při výpravách do města i žebráním. Když mohou, tak podporují Dima Trata.</text:p>
      <text:h text:style-name="Heading_20_2" text:outline-level="2">Čarodějná věž</text:h>
      <text:p text:style-name="P2">Nažloutlá stavba bez oken ukrytá hluboko v lesích. Sídlo pološíleného čaroděje Mareloka.</text:p>
      <text:h text:style-name="Heading_20_2" text:outline-level="2"><text:soft-page-break/>Stříbrný důl</text:h>
      <text:p text:style-name="P2">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2" text:outline-level="2">Hrstan</text:h>
      <text:p text:style-name="P2">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rpasličí hrobka</text:h>
      <text:p text:style-name="P2">Místo odpočinku trpasličích bratří Dragina a Blarina Baragora, jenž se proslavili jako lovci démonů. Lidé mluví o bráně vysekané přímo do štítušedých hor.</text:p>
      <text:h text:style-name="Heading_20_2" text:outline-level="2">Ztracená svatyně nekonečných možností</text:h>
      <text:p text:style-name="P2">Skalní chrám plný soch krásných, bohatých a šťastných lidí. V centru se mramorový drak sklání nad stříbrnou kropenkou se zlatou rybkou, která každému splní jedno přání, vždy ovšem s nevýhodou. Kdo ji osvobodi a odnesete do řeky, jezera či moře, spatří její proměnu ve zlatého draka a dostane se mu jednoho skutečného přání.</text:p>
      <text:h text:style-name="Heading_20_2" text:outline-level="2"><text:soft-page-break/>Sump</text:h>
      <text:p text:style-name="P2">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h text:style-name="Heading_20_2" text:outline-level="2">Měšíční oltář</text:h>
      <text:p text:style-name="P2">Vzpomínka na vládu temných elfů. V kruhu zkřivených vyschlých stromů se leskne hrubě opracovaný obsidiánový blok. Při měsíčním svitu jej polij krví nevinného a získej do příštího úplňku nadpřirozenou odolnost proti nestříbrným zbraním a schopnost vidění v temnotě.</text:p>
      <text:h text:style-name="Heading_20_2" text:outline-level="2">Ziggurat</text:h>
      <text:p text:style-name="P2">Zdroj moci dračího kultu. Ještěrci před pyramidou táboří celé dny, jen aby mohli spatřit velekněze a dračí dceru. Právě sem v posledních měsících mizí unesení Sumpští rybáři.</text:p>
      <text:h text:style-name="Heading_20_1" text:outline-level="1">Náhodné tabulky</text:h>
      <text:h text:style-name="Heading_20_2" text:outline-level="2"><text:bookmark text:name="docs-internal-guid-d1c681bc-7fff-01ba-c63f-22508ee8783a"/>Tross - Město</text:h>
      <text:p text:style-name="Text_20_body">Ve dne (d12)</text:p>
      <text:list xml:id="list4225419608" text:style-name="L1">
        <text:list-item>
          <text:p text:style-name="P5">Bard zpívá o jednom z hráčů a milence kapitána stráží. Nevinná zábava nebo po hráčích někdo jde?</text:p>
        </text:list-item>
        <text:list-item>
          <text:p text:style-name="P5">Svátek umrlčího tance. Všichni obyvatelé nosí strašidelné masky. Po lidech bez masky se háže shnilé ovoce.</text:p>
        </text:list-item>
        <text:list-item>
          <text:p text:style-name="P5">Postavy jsou svědky krádeže. Nechají zloděje uniknout bez povšimnutí? (má kontakt ke Stínu)</text:p>
        </text:list-item>
        <text:list-item>
          <text:p text:style-name="P5">Šlechtic ze sousedního panství navštěvuje knížete a přijel s početnou družinou. Zatímco lordi jednají na hradě, doprovod si pod diplomatickou imunitou dovoluje na místní.</text:p>
        </text:list-item>
        <text:list-item>
          <text:p text:style-name="P5">Z kopce se řítí maringotka se zaseklou brzdou a míří přímo na tržiště!</text:p>
        </text:list-item>
        <text:list-item>
          <text:p text:style-name="P5">Do města dorazilo obludárium. Hlavní atrakce - mantikora - je nejen skutečná, ale i rozzuřená.</text:p>
        </text:list-item>
        <text:list-item>
          <text:p text:style-name="P5">Probíhá protest za práva havířů. Stříbrný důl byl uzavřen a důlníci chtějí přidělit pole. Vede je Dim Tratas. </text:p>
        </text:list-item>
        <text:list-item>
          <text:p text:style-name="P5">Pověstná družina dobrodruhů se chce dát dohromady s hráčskou skupinou pro společnou výpravu do některého z dungeonů. Jsou hajzlové a klidně nechají hráče jít jako první s namířenou kuší do zad.</text:p>
        </text:list-item>
        <text:list-item>
          <text:p text:style-name="P5"><text:soft-page-break/>Na tržiště dorazila gnómská karavana s vynálezy, lektvary a výbušninami.</text:p>
        </text:list-item>
        <text:list-item>
          <text:p text:style-name="P5">Na náměstí se připravuje soutěž v tanci. Sabotování konkurentů, podplácení poroty, vlivní lidé v publiku a hlavně příležitost u roleplaye vstát od stolu.</text:p>
        </text:list-item>
        <text:list-item>
          <text:p text:style-name="P5">Philomena Karzska si usmyslela, že její příští rozmazlený milenec bude jeden z hráčů.</text:p>
        </text:list-item>
        <text:list-item>
          <text:p text:style-name="P5">Zombie incident v jednom z bohatších domů. Worrochův kněz Marius narychlo hledá diskrétní řešení, aby nevypukla panika.</text:p>
        </text:list-item>
      </text:list>
      <text:p text:style-name="Text_20_body">V noci (d8)</text:p>
      <text:list xml:id="list1503821303" text:style-name="L2">
        <text:list-item>
          <text:p text:style-name="P6">Z obou stran se k vám přibližují hladoví psi s pěnou u huby.</text:p>
        </text:list-item>
        <text:list-item>
          <text:p text:style-name="P6">Slizký žebrák masturbujíc nakukuje do úzké uličky odkud se ozývá ženský křik. Žena tam ve špíně rodí.</text:p>
        </text:list-item>
        <text:list-item>
          <text:p text:style-name="P6">Vyvolávač láká všechny pány na drobné exotické půlelfky do vyhlášeného nevěstince. Banda hrdlořezů přestane kopat do žebráka a se siláckými řečmi se tam vydává.</text:p>
        </text:list-item>
        <text:list-item>
          <text:p text:style-name="P6">Z ulice vpravo se ozývá praskání a čvachtavé zvuky. Kdysodlak tam požírá starou paní. Při prvním zranění se promění v malého chlapce, který netuší, co se s ním stalo, kde je, a proč je pokrytý krví.</text:p>
        </text:list-item>
        <text:list-item>
          <text:p text:style-name="P6">Z kočáru vystupuje Mariana Warga a loučí se s maskovaným milencem (knížecím synem).</text:p>
        </text:list-item>
        <text:list-item>
          <text:p text:style-name="P6">Nahá dívka jen v potrhaném plášti a se strachem v očích proběhne přes ulici do dvora. Ve dvoře na zachránce čeká připravená skupina zlodějů.</text:p>
        </text:list-item>
        <text:list-item>
          <text:p text:style-name="P6"><text:soft-page-break/>Několik vandalů háže kameny na dům starého pána. Děda jim nabízel otrávenou polívku a okradl je. Chlapci se bojí jeho jedů, ale chtějí si to s ním vyříkat.</text:p>
        </text:list-item>
        <text:list-item>
          <text:p text:style-name="P6">Hrozivě vyhlížející ork táhne po ulici cukající se pytel. Vleče v něm </text:p>
        </text:list-item>
      </text:list>
      <text:h text:style-name="Heading_20_2" text:outline-level="2">Trosské pláně (d12)</text:h>
      <text:list xml:id="list2446505949" text:style-name="L3">
        <text:list-item>
          <text:p text:style-name="P7">Bohatá pole jsou plná pracujících rolníků, přesto nikdo nezasahuje, když statkář nevhodně obtěžuje dívku v potrhaných šatech.</text:p>
        </text:list-item>
        <text:list-item>
          <text:p text:style-name="P7">Za kamenou zídkou půvabného sadu probíhají jablečné slavnosti. Mošt, medovina, štrůdl, špaldové placky, různé hry a soutěže, které se dají odehrát i mezi hráči - zpěv, zadržení dechu etc.</text:p>
        </text:list-item>
        <text:list-item>
          <text:p text:style-name="P7">Veselý kašpar s naditým měšcem vyzývá ke hře vkostek. Neznáte-li pravidla, použijte kámen/nůžky/papír. K sebeobraně má jedem potřenou dýku.</text:p>
        </text:list-item>
        <text:list-item>
          <text:p text:style-name="P7">Nově vybavená jednotka jízdy vybírá speciální daň od nejbohatších statkářů, aby vykompenzovala za ztrátu stříbrného dolu.</text:p>
        </text:list-item>
        <text:list-item>
          <text:p text:style-name="P7">Bohémští trpasličí žoldnéři se s vámi za pár měďáků podělí o pytlácký úlovek a poslední pivo. Jsou velmi přátelští a chtějí se nechat najmout.</text:p>
        </text:list-item>
        <text:list-item>
          <text:p text:style-name="P7"><text:soft-page-break/>Biskup Mankar zpitý do němoty ve škarpě. Pokud ho vzbudíte, začne vás brát jako součást svého stáda a zařídí vám různá privilegia a finanční odměnu. Pokud se mu ovšem zprotivíte a bude si myslet, že by jste ho mohli pošpinit, tak vás nechá odstranit.</text:p>
        </text:list-item>
        <text:list-item>
          <text:p text:style-name="P7">Chudá postarší žena Katlin tvrdí, že dokáže svou ztracenou dceru Tolku najít pomocí milenecké mince (magický pár mincí, které se vždy přitahují), ale nikdo jí nevěří. Odhodlává se do lesů vyrazit sama. Mince ji povede k Haydenské tvrzi.</text:p>
        </text:list-item>
        <text:list-item>
          <text:p text:style-name="P7">Skupina zoufalých propuštěných důlníků opevněná v zájezdním hostinci drží jako rukojmí barda, šlechtice a hostinského se ženou. Dvojice Trosských jezdců vyjednává.</text:p>
        </text:list-item>
        <text:list-item>
          <text:p text:style-name="P7">Stylově oblečený obchodník prodává prokleté magické předměty. Meč, který posílá všechny duše bez soudu do pekel, roh, co troubením vyvolává strach ve slabých, apod. Byl to on, kdo prodal ubrousek lordu Whalenovi v Krvavé vile.</text:p>
        </text:list-item>
        <text:list-item>
          <text:p text:style-name="P7">Strašidelný mlýn. V noci se tam zjevují duchové dětí. Vypadají děsivě, ale chtějí si jen hrát. Ve sklepě je schované dědictví a celá rodina s rozřezanými zápěstími.</text:p>
        </text:list-item>
        <text:list-item>
          <text:p text:style-name="P7">Poutníci na cestě ke Kastaroku, rozpadlé pevnosti Worrochových rytířů.</text:p>
        </text:list-item>
        <text:list-item>
          <text:p text:style-name="P7">Nebe je temné a křižované blesky. Kolmý déšť neustává po celý den. Rolníci dnes nevylézají, aby je neodnesla wyverna. Nikdo ji neloví, věří, že přináší dobrou úrodu.</text:p>
        </text:list-item>
      </text:list>
      <text:h text:style-name="Heading_20_2" text:outline-level="2"><text:soft-page-break/>Hrzales (d12)</text:h>
      <text:list xml:id="list2105366742" text:style-name="L4">
        <text:list-item>
          <text:p text:style-name="P8">Zoufalí havíři přepadají cestovatele jako banditi.</text:p>
        </text:list-item>
        <text:list-item>
          <text:p text:style-name="P8">Goblini na lovu. Přesouvají se z hor k hranicím pláně, kde budou krást dobytek a unášet rolníky.</text:p>
        </text:list-item>
        <text:list-item>
          <text:p text:style-name="P8">Ogři zabrali most a vybírají mýto. Chtějí buď neco opravdu hezkého nebo jídlo; nejlépe koně či některého z členů výpravy. Jsou hloupí a vztahovační.</text:p>
        </text:list-item>
        <text:list-item>
          <text:p text:style-name="P8">Zvídavá lesní víla nedokáže pochopit lidskou morálku. Zná jen přežití silnějšího. Chce dobrodruhy následovat, aby se o lidech něco naučila. Umí procházet dřevem jako vodou.</text:p>
        </text:list-item>
        <text:list-item>
          <text:p text:style-name="P8">Satyr zpívá stromům a lesním zvířatům. Při setkání s lidmi se chová vlezle, žebrá a provokuje. Pokud hráči projdou jeho testem a budou štědří a tolerantní, tak rád pomůže či poradí. Jeho písně léčí a mohou dočasně poskytnout magické schopnosti.</text:p>
        </text:list-item>
        <text:list-item>
          <text:p text:style-name="P8">Skupina mladých dobrodruhů má v kleci dryádu. Žádají o pomoc s doprovodem do Trossu, o výdělek se rozdělí. Pokud hráči dryádu neosvobodí, tak si pro ni v noci přijdou oživlé stromy.</text:p>
        </text:list-item>
        <text:list-item>
          <text:p text:style-name="P8">Pytlácká past. Proradný pytlák není daleko.</text:p>
        </text:list-item>
        <text:list-item>
          <text:p text:style-name="P8">Zuřivý divočák.</text:p>
        </text:list-item>
        <text:list-item>
          <text:p text:style-name="P8">Stopy. Hoď znovu 1k8 na této tabulce, aby jsi zjistil komu patří.</text:p>
        </text:list-item>
        <text:list-item>
          <text:p text:style-name="P8"><text:soft-page-break/>Z lesa se ozvýá volání o pomoc. Je to lákání Hablarany, obřího mluvícího pavouka. Jedem paralyzuje a potřebuje nakrmit mnoho potomků. Jeho jeskyně je plná vysátých mrtvol a jejich vybavení.</text:p>
        </text:list-item>
        <text:list-item>
          <text:p text:style-name="P8">V cestě vám brání agresivní a hustý porost divoké kopřivy. Lze se prosekat skrz (šance na podráždění pokožky, která pak pálí a více krvácí) nebo se zdržet obcházením a hodem na další náhodné setkání v lese.</text:p>
        </text:list-item>
        <text:list-item>
          <text:p text:style-name="P8">V cestě vám brání široká rokle s potůčkem na dně. Nejen, že jde o těžký sestup, dole ve stínu skal žije troll. Pokusí-li se hráči rokli obejít, ztratí nějaký čas a hážou na další náhodné setkání v lese.</text:p>
        </text:list-item>
      </text:list>
      <text:h text:style-name="Heading_20_2" text:outline-level="2">Garlacké hory (d12)</text:h>
      <text:list xml:id="list1175814651" text:style-name="L5">
        <text:list-item>
          <text:p text:style-name="P9"><text:span text:style-name="T4">poprvé</text:span><text:span text:style-name="T3"> Kůly s lidskými kostlivci, goblinními štíty a dekoracemi z dlouhého peří ptáka Noha. </text:span><text:span text:style-name="T4">podruhé </text:span><text:span text:style-name="T3">Goblinní jezdci na vrrcích</text:span></text:p>
        </text:list-item>
        <text:list-item>
          <text:p text:style-name="P9">viz 1.</text:p>
        </text:list-item>
        <text:list-item>
          <text:p text:style-name="P9"><text:span text:style-name="T4">poprvé</text:span><text:span text:style-name="T3"> Studené ohniště, ohlodané goblinní kosti a větvemi vystlané díry k ležení dlouhé víc než dva metry. </text:span><text:span text:style-name="T4">podruhé</text:span><text:span text:style-name="T3"> Orčí lovecká skupina sbírá goblinní trofeje a plní pytle jejich cennostmi.</text:span></text:p>
        </text:list-item>
        <text:list-item>
          <text:p text:style-name="P9">viz. 3</text:p>
        </text:list-item>
        <text:list-item>
          <text:p text:style-name="P9">Goblinní zaříkávač/vynálezce s několika poskoky testuje nová děla a magického dřevěného golema.</text:p>
        </text:list-item>
        <text:list-item>
          <text:p text:style-name="P9"><text:soft-page-break/>Skupina trpasličích prospektorů nevěří, že lidé vytěžili všechno, a hledají další drahé kovy. Jsou přátelští a ochotní jen do chvíle než na něco cenného skutečně narazíte.</text:p>
        </text:list-item>
        <text:list-item>
          <text:p text:style-name="P9">Narazili jste na jednu z mnoha prastarých sošek k uctění trpasličích předků. Zanechte tu oběť, nejlépe ve zlatě, a získáte požehnání (krátkodobý bonus nebo přehození kostky).</text:p>
        </text:list-item>
        <text:list-item>
          <text:p text:style-name="P9">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9">Na stezce leží několik balvanů, rozlámané trakaře, truhlice a nářadí. Ve skalách nad stezkou sídlí obr a vrhá na cestovatele kameny.</text:p>
        </text:list-item>
        <text:list-item>
          <text:p text:style-name="P9">Blíží se silueta gigantického ptáka Noha, asi by jste se měli schovat. Kdo to nestihne, toho pták odnese do svého hnízda ve skalách.</text:p>
        </text:list-item>
        <text:list-item>
          <text:p text:style-name="P9">Sněhová bouře; led, mráz, vichr, nízká viditelnost.  </text:p>
        </text:list-item>
        <text:list-item>
          <text:p text:style-name="P9">Hoď znovu a nový výsledek po chvíli přeruš kamennou lavinou.</text:p>
        </text:list-item>
      </text:list>
      <text:h text:style-name="Heading_20_2" text:outline-level="2">Bažina (d12)</text:h>
      <text:list xml:id="list2636042058" text:style-name="L6">
        <text:list-item>
          <text:p text:style-name="P10"><text:span text:style-name="T4">poprvé</text:span><text:span text:style-name="T3"> Bosé humanoidní stopy se třemi drápy </text:span><text:span text:style-name="T4">podruhé</text:span><text:span text:style-name="T3"> Osm ještěrců loví lidi do zigguratu. Vede je veterán s kostěnou zbrojí a oboustranným kopím. U sebe má klíč s rybí hlavou.</text:span></text:p>
        </text:list-item>
        <text:list-item>
          <text:p text:style-name="P10"><text:soft-page-break/>viz 1.</text:p>
        </text:list-item>
        <text:list-item>
          <text:p text:style-name="P10">viz 1.</text:p>
        </text:list-item>
        <text:list-item>
          <text:p text:style-name="P10">Rybáři vypouští pelikány s podvázanými krky na ryby. Škrtidlo sundají, až když pták nanosí dost ryb pro svého majitele. V mezičase se předhání v dohadech o tom, kam ještěrci odvádí ztracené lidi.</text:p>
        </text:list-item>
        <text:list-item>
          <text:p text:style-name="P10">Nápadné bleděmodré zelí. Požití způsobuje malátnost a submisivitu.</text:p>
        </text:list-item>
        <text:list-item>
          <text:p text:style-name="P10">Stromy, ostrúvky půdy i bažina jsou porostlé narudlým mechem. Vše, čeho se mech dotýká ožívá jako prodloužené končetiny masožravé květiny pod hladinou. </text:p>
        </text:list-item>
        <text:list-item>
          <text:p text:style-name="P10">Zbohatlý trosský měšťan na tajné schůzce s ještěrci dračího kultu.</text:p>
        </text:list-item>
        <text:list-item>
          <text:p text:style-name="P10">Jedovatá žába s korunkou na hlavě. Je to zlomyslný žert nebo princ, který čeká až se za něj nějaká dívka obětuje?</text:p>
        </text:list-item>
        <text:list-item>
          <text:p text:style-name="P10">Pijavice, které zraňují zdravé a léčí zraněné.</text:p>
        </text:list-item>
        <text:list-item>
          <text:p text:style-name="P10">Brnivý zemětřas a uši drásající bzučení. Útok hejna pětikilových komárů.</text:p>
        </text:list-item>
        <text:list-item>
          <text:p text:style-name="P10">Na zlomeném stromě nabodnutý pirát. Vypadá jako by spadl z oblohy. Nohy okousané od dravců, trojhranný klobouk stále na hlavě. Po kapsách hrst drahokamů (cena 3k20 zlaťáků) a lektvar neviditelnosti.</text:p>
        </text:list-item>
        <text:list-item>
          <text:p text:style-name="P10"><text:soft-page-break/>Bažina je dnes zalitá v husté mléčné mlze. Hoď znovu koho v mlze potkají. Padne-li zase 12, mlha je zlomyslná a ukazuje lidem vidinu jejich největšího strachu, aby je zahnala do močálů.</text:p>
        </text:list-item>
      </text:list>
      <text:h text:style-name="Heading_20_2" text:outline-level="2">Drby (d12)</text:h>
      <text:list xml:id="list2515191705" text:style-name="L7">
        <text:list-item>
          <text:p text:style-name="P11">Mladý kovář se chvástá, že umí vyrobit magickou zbraň. Ví, kde v horách najít kouzelnou Trpasličí hrobku s magickou kovadlinou.</text:p>
        </text:list-item>
        <text:list-item>
          <text:p text:style-name="P11">Stříbrné doly byly uzavřeny, když se v nich začali ztrácet důlníci. Risk začal převažovat zisk.</text:p>
        </text:list-item>
        <text:list-item>
          <text:p text:style-name="P11">Z opuštěné Haydenské tvrze vychází kouř. Někdo tam žije. Jak dlouho potrvá, než tam kníže pošle muže na průzkum?</text:p>
        </text:list-item>
        <text:list-item>
          <text:p text:style-name="P11">Podezřelý muž tvrdí, že lord Whalen shání žoldnéře jako jste vy. Udájně na delikátní práci.</text:p>
        </text:list-item>
        <text:list-item>
          <text:p text:style-name="P11">Kdo nechce trpět prací nebo riskovat život v nesmyslném dobrodruhování, ať se nechá naverbovat do Troskké stráže v Brakku a stane se pořádným profesionálním válečníkem.</text:p>
        </text:list-item>
        <text:list-item>
          <text:p text:style-name="P11">Nejlepší drogy koupíš u Kuzal’k’taka. U vchodu řekni, že tě posílám já.</text:p>
        </text:list-item>
        <text:list-item>
          <text:p text:style-name="P11">Lidé se bojí dvorního čaroděje Karsavara. Zahrává si s temnými silami. A prý magicky zapečetil jednu budovu v chudinské čtvrti.</text:p>
        </text:list-item>
        <text:list-item>
          <text:p text:style-name="P11">V Trehernu žije bohyně, co vyléčí každou nemoc a šte myšlenky. Worroch je mrtvý bůh, to vám povídám.</text:p>
        </text:list-item>
        <text:list-item>
          <text:p text:style-name="P11"><text:soft-page-break/>Alchymistka Kragg má nový recept. Přines jí kapesník nasáklý dívčími slzami a ona ti za 20 zlatých připraví lektvar lásky.</text:p>
        </text:list-item>
        <text:list-item>
          <text:p text:style-name="P11">Na vývěsce pergamen s knížecí pečetí “Městská stráž vyplatí JEDEN ZLATÝ za každou předloženou GOBLINÍ HLAVU nebo její větší polovinu”</text:p>
        </text:list-item>
        <text:list-item>
          <text:p text:style-name="P11">Na vývěsce hrubý papír “Najímáme žoldnéře na ochranu rybářů a houbových farem. Hlaste se u Markoa v Sulpu. Zbraně si přineste vlastní.”</text:p>
        </text:list-item>
        <text:list-item>
          <text:p text:style-name="P11">Na vývěsce načmáráno krví “BOJUJU ZA PRACHY. JSEM U REZAVÉHO MEČE. - REAGAN” Bojovnice. Utekla z boje v Haydenově tvrzi, kde zemřela její družina. Ničí ji svědomí. </text:p>
        </text:list-item>
      </text:list>
      <text:p text:style-name="Text_20_body"/>
      <text:h text:style-name="Heading_20_1" text:outline-level="1">Whalenova krvavá vila</text:h>
      <text:h text:style-name="Heading_20_3" text:outline-level="3"><text:bookmark text:name="docs-internal-guid-7843c4b8-7fff-e830-e062-805de6c08f9d"/>Duchové</text:h>
      <text:p text:style-name="Text_20_body">Se všemi zdejšími duchy lze komunikovat. Mají různé malicherné problémy, co je tu drží. Když jim pomůžete, rozplynou se a dojdou klidu. Když je rozzuříte, zaútočí. Při vyptávání si všichni vzpomenou na svého vraha - paní Marion.</text:p>
      <text:h text:style-name="Heading_20_2" text:outline-level="2"> 1 Hala</text:h>
      <text:p text:style-name="Text_20_body">Zombie &gt; Obtloustlý kuchař s rozseklou hlavou ozbrojený sekáčkem ihned útočí. Případný hluk boje vyprovokuje zombie z obrazárny.</text:p>
      <text:p text:style-name="Text_20_body">Mozaika na podlaze &gt; Jezdci a lovečtí psi na honu.</text:p>
      <text:p text:style-name="Text_20_body">Sochy po stranách &gt; Muž s knírem a v kyrysu a žena s dlouhými šaty.</text:p>
      <text:p text:style-name="Text_20_body">Stojan se zbraněmi &gt; Štít, tři kopí, kuše, sekyra.</text:p>
      <text:h text:style-name="Heading_20_2" text:outline-level="2">2 Dílna</text:h>
      <text:p text:style-name="Text_20_body">Ponk &gt; Svěrák, pilník, hřebíky, kladivo, pila.</text:p>
      <text:p text:style-name="Text_20_body">Sudy, bedny, pytle &gt; Olej, svíce, mouka, pivo, hadrová panenka s cylindrem.</text:p>
      <text:h text:style-name="Heading_20_2" text:outline-level="2"><text:soft-page-break/>3 Pokoj služebnictva</text:h>
      <text:p text:style-name="Text_20_body">Duch chlapce &gt; Zrzek s rudou škrtící stopou kolem krku pláče, že zemřel dřív než si stihl sáhnout na ženskou.</text:p>
      <text:p text:style-name="Text_20_body">Postele &gt; Jen slaměné matrace, pod polštářem hambatý obrázek.</text:p>
      <text:p text:style-name="Text_20_body">Skříňky &gt; Osobní věci zrzka a kuchaře, levné oblečení, 12 stříbrňáků, 30 měďáků.</text:p>
      <text:h text:style-name="Heading_20_2" text:outline-level="2">4 Kuchyně</text:h>
      <text:p text:style-name="Text_20_body">Duch kuchaře &gt; Se sekáčkem v hlavě zmateně hledá svůj sekáček.</text:p>
      <text:p text:style-name="Text_20_body">Kamna &gt; Keramická pec s přilehlou dřevěnou pracovní deskou zacákanou od krve.</text:p>
      <text:p text:style-name="Text_20_body">Velký a malý lavór</text:p>
      <text:p text:style-name="Text_20_body">Regál &gt; Zavařeniny, salámy, med, koření</text:p>
      <text:p text:style-name="Text_20_body">Skříně &gt; Čajový set, hrnce, pánev, cínové nádobí.</text:p>
      <text:h text:style-name="Heading_20_2" text:outline-level="2"> 5 Jídelna</text:h>
      <text:p text:style-name="Text_20_body">Krb &gt; Velký, kamenný, s roštem ke grilování.</text:p>
      <text:p text:style-name="Text_20_body">Dlouhý jídelní stůl &gt; 8 židlí a vyšívaný lesklý ubrus s hustými třásněmi pokrytý bohatou hostinou nyní již shnilého masa a ovoce.</text:p>
      <text:p text:style-name="Text_20_body">Při pronesení hesla "Ubrousku, prostři se." se na něm zhmotní vydatná hostina. Kdokoli z ní pojí bude následující noc náměsíčně provádět rituál ke spojení s démony.</text:p>
      <text:h text:style-name="Heading_20_2" text:outline-level="2"><text:soft-page-break/> 6 Obrazárna</text:h>
      <text:p text:style-name="Text_20_body">Tři zombie &gt; Chlapec s lanem kolem krku, popálený herec, nahý lord s knírem a dýkou v zádech. Při hluku v hale do 1k6ti kol rozrazí dveře.</text:p>
      <text:p text:style-name="Text_20_body">Schodiště do druhého patra</text:p>
      <text:p text:style-name="Text_20_body">Obrazy &gt; Různé krajinomalby, šest velkých portrétů slavných hrdinů (cena 2k6 zlaťáků za jeden), za obrazem pod schody tajná cesta do sklepa.</text:p>
      <text:h text:style-name="Heading_20_2" text:outline-level="2">7 Společenská místnost</text:h>
      <text:p text:style-name="Text_20_body">Duch holčičky &gt; Její vlasy a šatičky vlají jako pod vodou. Brečí, protože nemůže najít pana Klobouka.</text:p>
      <text:p text:style-name="Text_20_body">Kulatý stůl se čtyřmi židlemi</text:p>
      <text:p text:style-name="Text_20_body">Malý koberec před krbem</text:p>
      <text:p text:style-name="Text_20_body">Stojan na sadu k vyšívání a stolička</text:p>
      <text:h text:style-name="Heading_20_2" text:outline-level="2"> 8 Pokoj pro hosta</text:h>
      <text:p text:style-name="Text_20_body">Duch herce &gt; Se spálenou horní polovinou těla včetně tváře se marně snaží nacvičovat svou roli překrásného svůdce.</text:p>
      <text:p text:style-name="Text_20_body">Vysoké zrcadlo</text:p>
      <text:p text:style-name="Text_20_body">Shořelý nábytek i okenice &gt; Zbytky postele, nočního stolku, malé truhlice a rozbité lucerny.</text:p>
      <text:h text:style-name="Heading_20_2" text:outline-level="2"><text:soft-page-break/> 9 Koupelna</text:h>
      <text:p text:style-name="Text_20_body">Vana &gt; Plechová, naplněná neprůhlednou krémově mýdlovou vodou, zombie utopené holčičky zaútočí na prvního, kdo se nad vanu nakloní.</text:p>
      <text:p text:style-name="Text_20_body">Nočník &gt; Plechový, lesklý.</text:p>
      <text:p text:style-name="Text_20_body">Džbán &gt; Keramický, krémový vonný olej.</text:p>
      <text:h text:style-name="Heading_20_2" text:outline-level="2"> 10 Dětský pokoj</text:h>
      <text:p text:style-name="Text_20_body">Postýlka</text:p>
      <text:p text:style-name="Text_20_body">Rozházené hračky</text:p>
      <text:p text:style-name="Text_20_body">Komoda &gt; Dětské oblečení, tříčlenná rodina z hliněných figurek.</text:p>
      <text:p text:style-name="Text_20_body">Stoleček</text:p>
      <text:h text:style-name="Heading_20_2" text:outline-level="2"> 11 Pokoj</text:h>
      <text:p text:style-name="Text_20_body">Bar &gt; Jedna lahev vína, dvě láhve rumu, tři láhve koňaku, tabák.</text:p>
      <text:p text:style-name="Text_20_body">Otočná šachovnice s jedním křeslem</text:p>
      <text:p text:style-name="Text_20_body">Harfa</text:p>
      <text:h text:style-name="Heading_20_2" text:outline-level="2"> 12 Ložnice</text:h>
      <text:p text:style-name="Text_20_body">Duch lorda Balia Whalena &gt; Nahý, zakrvácený a s majestátním knírem požaduje smrt své ženy, která mu při sexu bodla dýku do zad. Nemůže to kvůli manželskému slibu udělat sám.</text:p>
      <text:p text:style-name="Text_20_body"><text:soft-page-break/>Paní domu Mariona Whalen &gt; Vyhublá, dehydrovaná a špinavá žena prosí o záchranu. Při konfrontaci přiznává, že všechny zabila. Ale jen proto, že někdo byl posedlý démonem a nebylo jak zjistit kdo.</text:p>
      <text:p text:style-name="Text_20_body">Postel &gt; Luxusní povlečení slepené litry zaschlé krve.</text:p>
      <text:p text:style-name="Text_20_body">Skříň &gt; Rozervané šaty, roztrhané dokumenty, rozlitý inkoust.</text:p>
      <text:p text:style-name="Text_20_body">Medvědí kožešina na podlaze</text:p>
      <text:p text:style-name="Text_20_body">Krb</text:p>
      <text:h text:style-name="Heading_20_2" text:outline-level="2"> 13 Šatník</text:h>
      <text:p text:style-name="Text_20_body">Vysoké oválné zrcadlo</text:p>
      <text:p text:style-name="Text_20_body">Šatní skříně po stranách &gt; Kvalitní dámské i pánské šaty pro všechny příležitosti, jedna ze skříní má falešnou zadní stěnu a ukrývá dvě truhlice - 160 zlaťáků, 63 stříbrňáků, klenotnice s růženínovým náhrdelníkem a náušnicemi (4k10 zlaťáků), lektvary charismy a čtení myšlenek, dopis od knížete navrhující odstranění Dima Trata</text:p>
      <text:h text:style-name="Heading_20_2" text:outline-level="2"> 14 Sklep</text:h>
      <text:p text:style-name="P12">Zásoba topného dřeva</text:p>
      <text:p text:style-name="P12">Bedny a sudy &gt; Další domácí zásoby</text:p>
      <text:p text:style-name="P12">Regály &gt; Desítky lahví vína, za regály schovaný rituální kruh pro pekelné volání připravený k seslání i bez magického talentu, stačí kapka krve k aktivaci</text:p>
      <text:h text:style-name="Heading_20_1" text:outline-level="1">Čarodějná věž</text:h>
      <text:p text:style-name="Text_20_body"><text:bookmark text:name="docs-internal-guid-c7301f5b-7fff-6003-3874-aa21c98676ee"/>Věž je postavená z těžkých pálených bloků a nemá žádná okna. Nad věží nehybně visí v prostoru lesklá koule z neznámého materiálu a v nepravidelných intervalech si s nebesy vyměňuje blesky. Interiér věže je černě omítnutý, s dlaždicovou podlahou a trámovým stropem. Světlo poskytují bledě modré jiskry poletující volně vzduchem společně s prachem.</text:p>
      <text:h text:style-name="Heading_20_2" text:outline-level="2">1</text:h>
      <text:p text:style-name="Text_20_body">Vstupní hala i pole před věží jsu zbroceny krví</text:p>
      <text:p text:style-name="Text_20_body">Kusy goblinů v kalužích krve &gt; Dohromady patnáct těl</text:p>
      <text:p text:style-name="Text_20_body">Zohýbané kusy černých plátových zbrojí &gt; Čaroděj by mohl vycítit zbytky unikající energie, dohromady tři zbroje, mezi mrtvolami leží i černé meče</text:p>
      <text:h text:style-name="Heading_20_2" text:outline-level="2">2</text:h>
      <text:p text:style-name="Text_20_body">Stěny jsou jeden velký reliéf &gt; Opatlaný od goblinní krve. Popisuje příběh lásky mezi čarodějem a vesnickou ženou, která byla nakonec zabita žárlivým hraničářem z Blosel.</text:p>
      <text:p text:style-name="Text_20_body">Iluzorní stěna &gt; Jediná neopatlaná část. Lze bez odporu projít.</text:p>
      <text:h text:style-name="Heading_20_2" text:outline-level="2">3</text:h>
      <text:p text:style-name="Text_20_body">Socha veselé dívky &gt; Nejspíš vyrobená ještě za života</text:p>
      <text:p text:style-name="Text_20_body"><text:soft-page-break/>Kamenné schodiště do hrobky &gt; Stupně, stěny i strop jsou pokryté tlustou vrstvou ledu</text:p>
      <text:h text:style-name="Heading_20_2" text:outline-level="2">4</text:h>
      <text:p text:style-name="Text_20_body">Celá místnost je pokrytá ledem</text:p>
      <text:p text:style-name="Text_20_body">Pět goblinů &gt; V boji využijí luků, krytu za sloupy a kluzkého vlnitého ledu.</text:p>
      <text:p text:style-name="Text_20_body">V ledu obalený goblin s magickou hůlkou stojící nad otevřeným sarkofágem &gt; Je poznat, že mráz vyšel odtud. Goblin je svraštělý dvousetletý stařec.</text:p>
      <text:p text:style-name="Text_20_body">Hůlkou lze výměnou za životní energii sesílat mrazivé střely. Pohroma jako tady nastane jen pokud se sesilatel použitím zabije.</text:p>
      <text:h text:style-name="Heading_20_2" text:outline-level="2">5</text:h>
      <text:p text:style-name="Text_20_body">Tři truhlice &gt; V jedné je solené maso, ryby, papriky, zavařeniny, koření a další relativně drahé zásoby. V druhé je lano a nějaké látky. Třetí je Mimik. </text:p>
      <text:p text:style-name="Text_20_body">Mimik &gt; Z vnějšku je iluze truhly dokonalá. Vnitřek jsou velká zubatá ústa a trávící ústrojí v jednom. V boji ze stran a dna vyrazí dlouhé končetiny.</text:p>
      <text:p text:style-name="Text_20_body">Teleportační orb &gt; Kovová koule visí metr nad podlahou, kdo se ji dotkne zmizí a zjeví se u koule v (7)</text:p>
      <text:h text:style-name="Heading_20_2" text:outline-level="2"><text:soft-page-break/>6</text:h>
      <text:p text:style-name="Text_20_body">Stěny, podlaha i strop jsou pokryté třípalcovou vrstvou duhového slizu &gt; Při kontaktu s jiným předmětem (ruka, meč, lano…) způsobí náhodný magický efekt.</text:p>
      <text:list xml:id="list3018203101" text:style-name="L8">
        <text:list-item>
          <text:p text:style-name="P13">Zmenšení nebo zvětšení</text:p>
        </text:list-item>
        <text:list-item>
          <text:p text:style-name="P13">Vytvoření identické kopie</text:p>
        </text:list-item>
        <text:list-item>
          <text:p text:style-name="P13">Neviditelnost</text:p>
        </text:list-item>
        <text:list-item>
          <text:p text:style-name="P13">Síla a krutost (zčernání, bodce, kapající kyselina...)</text:p>
        </text:list-item>
        <text:list-item>
          <text:p text:style-name="P13">Povadlost a slabost</text:p>
        </text:list-item>
        <text:list-item>
          <text:p text:style-name="P13">Vlastní vůle</text:p>
        </text:list-item>
      </text:list>
      <text:h text:style-name="Heading_20_2" text:outline-level="2">7</text:h>
      <text:p text:style-name="Text_20_body">Tři teleportační orby &gt; vedou do 5, 12, 14</text:p>
      <text:h text:style-name="Heading_20_2" text:outline-level="2">8</text:h>
      <text:p text:style-name="Text_20_body">Kulatý stolek, dvě židle, komoda &gt; Drahý mahagonový nábytek. V komodě je schovaný čajový set.</text:p>
      <text:p text:style-name="Text_20_body">Dva k sobě srostlí goblini &gt; Zjevně se teleportačního orbu dotkli oba naráz.</text:p>
      <text:h text:style-name="Heading_20_2" text:outline-level="2">9</text:h>
      <text:p text:style-name="Text_20_body">Nehybný ork, trpaslík a orel &gt; Stojí v póze, kdy orel útočí orkovi na tvář a trpaslík se připravuje k útoku. Jsou mrtví a vycpaní. </text:p>
      <text:h text:style-name="Heading_20_2" text:outline-level="2"><text:soft-page-break/>10</text:h>
      <text:p text:style-name="Text_20_body">Čtyři portréty čaroděje Mareloka &gt; Dlouhé havraní vlasy, tenká bradka, tmavé oči, zamračený pohled. Na jednom je nahý.</text:p>
      <text:p text:style-name="Text_20_body">Skleněný golem hlídá dveře do další místnosti &gt; Je dutý a víří se v něm zelený plyn. Vypadá jako církevní hodnostář a bojovat bude jen v sebeobraně. Při rozbití vypustí jedovatý plyn.</text:p>
      <text:h text:style-name="Heading_20_2" text:outline-level="2">11</text:h>
      <text:p text:style-name="Text_20_body">Průhledná stěna &gt; Vnější stěna je dokonale průhledná jako velké okno.</text:p>
      <text:p text:style-name="Text_20_body">Bronzové květiny &gt; Jsou opravdu z kovu a mají ostré listy.</text:p>
      <text:p text:style-name="Text_20_body">Bronzové křeslo &gt; Kdo si do něj sedne, uslyší myšlenky všech, co na něj právě myslí. Ideální pro posun osobních příběhů postav</text:p>
      <text:h text:style-name="Heading_20_2" text:outline-level="2">12</text:h>
      <text:p text:style-name="Text_20_body">Teleportační orb &gt; vede do 7</text:p>
      <text:p text:style-name="Text_20_body">Ve středu místnosti se vznáší střepy dvou o sebe rozbitých teleportačních orbů, kolem kterých se urvořily tři portály &gt; Jsou křehké a dají se vypnout pohnutím střepy.</text:p>
      <text:list xml:id="list3656479428" text:style-name="L9">
        <text:list-item>
          <text:p text:style-name="P14">Nacistický bunkr za druhé světové války</text:p>
        </text:list-item>
        <text:list-item>
          <text:p text:style-name="P14">Jednotka vesmírných mariňáků brání pouštní základnu proti vetřelcům.</text:p>
        </text:list-item>
        <text:list-item>
          <text:p text:style-name="P14">Létající pirátská loď v astrálním moři</text:p>
        </text:list-item>
      </text:list>
      <text:p text:style-name="Text_20_body">Při hluku sem vejde alchymista z 13</text:p>
      <text:p text:style-name="Text_20_body"><text:soft-page-break/>Iluzorní stěna &gt; Průchod velikosti dveří. Vede k orbu, co teleportuje do 17</text:p>
      <text:h text:style-name="Heading_20_2" text:outline-level="2">13</text:h>
      <text:p text:style-name="Text_20_body">Alchymista Egil &gt; Vyhublý, blonďaté dredy, jedno oko kočičí. Splete si družinu s experimentálními dobrovolníky a začne nadšeně vysvětlovat, jak z nich udělá superlidi. Pokud by došlo k boji, pokusí se zaklínadlem povolat vetřelce z portálu ve 12</text:p>
      <text:p text:style-name="Text_20_body">Parou poháněná laboratoř &gt; Soustava trubek, hadic, kotlů a baněk s naloženými kusy všemožných monster, postavená okolo křesla, které dokáže bolestivou procedurou (náhodně) trvale přidat</text:p>
      <text:list xml:id="list2572325381" text:style-name="L10">
        <text:list-item>
          <text:p text:style-name="P15">Schopnost při pohledu do očí číst myšlenky. Bohužel oboustranně.</text:p>
        </text:list-item>
        <text:list-item>
          <text:p text:style-name="P15">Nadlidskou sílu doprovázenou záchvaty vzteku.</text:p>
        </text:list-item>
        <text:list-item>
          <text:p text:style-name="P15">Změnu rasy (1-kočičí člověk, 2-ještěrec, 3-ptákohlav, 4-taurus)</text:p>
        </text:list-item>
        <text:list-item>
          <text:p text:style-name="P15">Posmrtnou regeneraci. Nově oživené tělo je vždy o něco slabší než to předchozí.</text:p>
        </text:list-item>
      </text:list>
      <text:h text:style-name="Heading_20_2" text:outline-level="2">14</text:h>
      <text:p text:style-name="Text_20_body">Prázdná cela</text:p>
      <text:p text:style-name="Text_20_body">Teleportační orb &gt; nikam nevede</text:p>
      <text:h text:style-name="Heading_20_2" text:outline-level="2"><text:soft-page-break/>15</text:h>
      <text:p text:style-name="Text_20_body">Stůl zaházený papíry a pergameny &gt; Nesrozumitelné nákresy ke stavbě laboratoře v 13</text:p>
      <text:p text:style-name="Text_20_body">Postel &gt; Kvalitní látky, nikdy neprané.</text:p>
      <text:p text:style-name="Text_20_body">Šatník &gt; Čtyři pláště, identické s tím, co měl Egil na sobě, a jedna podprsenka</text:p>
      <text:p text:style-name="P16">Truhlice &gt; 20 zlaťáků, 65 štříbrňáků, 15 měďáků, lektvar odolnosti proti magii, lektvar nahrazující dvě noci spánku, hůlka k sesílání magických střel (při každém použití hoď 1k10, při jedničce se vybije) a druhá identická hůlka (vadná, při prvním použití vybuchne)</text:p>
      <text:h text:style-name="Heading_20_2" text:outline-level="2">16</text:h>
      <text:p text:style-name="Text_20_body">Teleportační orb &gt; vede do 17</text:p>
      <text:h text:style-name="Heading_20_2" text:outline-level="2">17</text:h>
      <text:p text:style-name="Text_20_body">Vysoký strop, z kterého trčí stopu dlouhé kovové bodce &gt; Celá místnost je zakletá. Po vyslovení slova “ecativarg” se tu obrátí gravitace vzhůru nohama.</text:p>
      <text:p text:style-name="Text_20_body">Čaroděj Marelok &gt; Kouzelnická róba, prokletá dýka (paralyzuje) a amulet, co obaluje nositele ve žlutých šupinách pouštních ještěřích lidí včetně děsivé plazí tváře a přísavek na rukou i nohou. Je pološílený a chce se mstít za svou ženu. V případném boji vysloví “ecativarg” a udrží se ve svém trůnu díky ještěřím přísavkám</text:p>
      <text:p text:style-name="Text_20_body">Oživlá černá plátová zbroj &gt; Plní Marelokovi rozkazy. Přežije pád ke stropu.</text:p>
      <text:p text:style-name="Text_20_body"><text:soft-page-break/>Dřevěný trůn &gt; Vyřezávaný tak, že vypadá jako z látek rozevlátých větrem. Mezi látkami je vymodelovaná dívka, zatlačením na její ňadra se otevírá tajná přihrádka.140 zlaťáků a 12 rubínů.</text:p>
      <text:p text:style-name="Text_20_body">Čtyři prapory na steně po stranách trůnu &gt; Každý znázorňuje jednu školu magie ve stejném stylu v jakém jsou označovány v magických univerzitách. Jsou také oživené a omotají se okolo kohokoli, kdo bude Mareloka ohrožovat. Podezřelé jsou tím, že se při gravitaci neotočí.</text:p>
      <text:p text:style-name="Text_20_body">Kulatý stůl s dřevěným modelem celého panství &gt; Nad Blosely se vznáší malý kovový orb. Lze jím pohnout kamkoli po mapě a táhne sebou ničivý bouřný mrak.</text:p>
      <text:p text:style-name="Text_20_body">Teleportační orb &gt; vede do 16</text:p>
      <text:h text:style-name="Heading_20_2" text:outline-level="2">18</text:h>
      <text:p text:style-name="Text_20_body">Komora zarostlá mechem, plísní a houbami &gt; Většina z toho jedlá, na polici vedle dveří jsou nůžky, šrabka a tác.</text:p>
      <text:h text:style-name="Heading_20_2" text:outline-level="2">19</text:h>
      <text:p text:style-name="Text_20_body">Police plné knih &gt; Beletrie i naučná, poznámky z výzkumů kouzel, luxusní psací souprava, zásoba kvalitního pergamenu.</text:p>
      <text:h text:style-name="Heading_20_2" text:outline-level="2">20</text:h>
      <text:p text:style-name="Text_20_body">Velká postel</text:p>
      <text:p text:style-name="Text_20_body">Truhlice &gt; Uvězněný stopu vysoký ďáblík. Marelok si ho povolal z pekel jako sluhu, ale není s jeho službami příliš spokojený. Ďáblík je vlezlý, snaživý a neskutečně nešikovný.</text:p>
      <text:h text:style-name="Heading_20_2" text:outline-level="2"><text:soft-page-break/>21</text:h>
      <text:p text:style-name="Text_20_body">Kovová vana a vysoký džbán</text:p>
      <text:p text:style-name="Text_20_body">Šatník &gt; Cestovní oděv, šaty ke dvoru, žebrácké hadry a noční košile</text:p>
      <text:p text:style-name="Text_20_body">Kamna &gt; Namísto ohně se jen otočí pákou a náhodné elektrické výboje vodu ohřejí.</text:p>
      <text:h text:style-name="Heading_20_1" text:outline-level="1">Haydenská tvrz</text:h>
      <text:h text:style-name="Heading_20_3" text:outline-level="3"><text:bookmark text:name="docs-internal-guid-5af89721-7fff-88a4-6719-c1e88472043e"/>Uriel</text:h>
      <text:p text:style-name="Text_20_body">Pravděpodobně s ním bude družina bojovat několikrát. Nekromant pokaždé použije jinou taktiku. Paralizující magické střely, změna se v mohutného krvavého golema, plošné ovládnutí mysli a podobné.</text:p>
      <text:h text:style-name="Heading_20_2" text:outline-level="2">1</text:h>
      <text:p text:style-name="Text_20_body">Z ochozu nad branou visí v řetězech tři lebky &gt; Skřípají zuby a kdykoli někdo vkročí na nádvoří, chrastivě se smějí.</text:p>
      <text:p text:style-name="Text_20_body">Nádvoří s rozrytými zbytky dlažby &gt; Poseté kostmi, hadry a kusy zničeného či zrezlého vybavení.</text:p>
      <text:p text:style-name="Text_20_body">Dřevěná stáj &gt; Ztrouchnivělá. Uvnitř stojí nehybný kostěný kůň, který ožije a zaútočí jedině v sebeobraně.</text:p>
      <text:p text:style-name="Text_20_body">Kamenná studna &gt; Dřevěné vědro na dlouhém laně. Pouze díra do 13. ve sklepení, kde je skutečná studna umístěná.</text:p>
      <text:p text:style-name="Text_20_body">Na bok převrácený vůz &gt; Jeden prázdný sud, chybí přední kola.</text:p>
      <text:p text:style-name="Text_20_body">Hradní ochozy &gt; 4 ležící kostlivci s luky. Přístupné z žebříků u věže a po stranách stáje.</text:p>
      <text:p text:style-name="Text_20_body">Věž &gt; Ohořelý kostlivec s mečem. Páka a naviják k ovládání mřížové brány.</text:p>
      <text:p text:style-name="Text_20_body"><text:soft-page-break/>Zbrojnoši zavěšení na kůlech &gt; Na vrcholcích kůlů jsou vozová kola, ze kterých visí mrtvoly Reaganiných (viz Drby) spolubojovníků v plátových zbrojích. </text:p>
      <text:p text:style-name="Text_20_body">Nejsou uvázáni pevně, a pokud se k nim někdo přiblíží, zapadne sekundární brána z trámových mříží a umrlci i kostlivci ožijí a zaútočí. (Jedna příčka je rozsekaná a dovoluje hubeným a neobrněným postavám uniknout)</text:p>
      <text:h text:style-name="Heading_20_2" text:outline-level="2">2</text:h>
      <text:p text:style-name="Text_20_body">Chlív s hliněnou podlahou</text:p>
      <text:p text:style-name="Text_20_body">Džbán s rudým tulipánem</text:p>
      <text:h text:style-name="Heading_20_2" text:outline-level="2">3</text:h>
      <text:p text:style-name="Text_20_body">Zašlá bílá omítka, valená klenba, dřevěná podlaha</text:p>
      <text:p text:style-name="Text_20_body">Nápis na stěně “Tohle není konec! Však ona mě bude milovat!” &gt; Zdá se být naškrábané dýkou.</text:p>
      <text:h text:style-name="Heading_20_2" text:outline-level="2">4</text:h>
      <text:p text:style-name="Text_20_body">Rozlámaný nábytek &gt; Komody, židle, lavice.</text:p>
      <text:p text:style-name="Text_20_body">Hromada harampádí &gt; Prosté šaty, vidle, lopaty, krumpáč, několik motyk, kolovrat.</text:p>
      <text:h text:style-name="Heading_20_2" text:outline-level="2"><text:soft-page-break/>5</text:h>
      <text:p text:style-name="Text_20_body">Beznohý kostlivec &gt; Posunuje se po stolech a děravou konví zalévá květiny.</text:p>
      <text:p text:style-name="Text_20_body">Pod okny stoly s bylinami &gt; Jedovaté, léčivé i jiné. Pro alchymistu hodnota kolem 30ti zlatých.</text:p>
      <text:p text:style-name="Text_20_body">Zpoza dveří 6. se ozývá hlasitá recitace &gt; Čaroděj by poznal, že jde o konec reanimačního rituálu.</text:p>
      <text:h text:style-name="Heading_20_2" text:outline-level="2">6</text:h>
      <text:p text:style-name="Text_20_body">V kruhu modrého ohně stojí urostlý orkský válečník &gt; Dřevěnokostěná zbroj, masivní sekera, šíp skrz krk.</text:p>
      <text:p text:style-name="Text_20_body">Nekromant Uriel stojí za ním &gt; Sotva třicet let, bledý, černá róba a sandále. Klíč.</text:p>
      <text:h text:style-name="Heading_20_2" text:outline-level="2">7</text:h>
      <text:p text:style-name="Text_20_body">Na hromadu naskládané rakve &gt; Různě drahé, různě velké, až na jednu prázdné. Ta je plná dětských koster, mezi kterými prolézají stopu dlouzí červi s paralyzujícím jedem.</text:p>
      <text:h text:style-name="Heading_20_2" text:outline-level="2">8</text:h>
      <text:p text:style-name="Text_20_body">Šatní skříň &gt; Prázdná</text:p>
      <text:p text:style-name="Text_20_body">Koberec s propáleným středem &gt; Světle modrý, na stropě nad ním je černožlutá stopa po spáleném tuku. Pod kobercem je runový kruh, který spálí na kost kohokoli, kdo jím projde (k neutralizaci stačí porušit křídu)</text:p>
      <text:p text:style-name="Text_20_body"><text:soft-page-break/>Za dveřmi schody do suterénu &gt; Průvan a zápach horkého loje.</text:p>
      <text:p text:style-name="Text_20_body">Pokud družina neprozkoumala 6., měl by je dohnat nemrtvý ork a nekromant.</text:p>
      <text:h text:style-name="Heading_20_2" text:outline-level="2">9</text:h>
      <text:p text:style-name="Text_20_body">V podlaze zapuštěná vana z keramických kachlí &gt; Na dně je půl stopy studené narůžovělé vody</text:p>
      <text:p text:style-name="Text_20_body">Kovová kamna s hrncem vody &gt; Vývod kouře je protažen puklinou ve skále, kterou je vidět ven za tvrz.</text:p>
      <text:h text:style-name="Heading_20_2" text:outline-level="2">10</text:h>
      <text:p text:style-name="Text_20_body">Regál se zásobami jídla &gt; Převážně sušené hovězí a pohanková mouka.</text:p>
      <text:p text:style-name="Text_20_body">Stěna obložená až ke stropu dřevem na podpal</text:p>
      <text:h text:style-name="Heading_20_2" text:outline-level="2">11</text:h>
      <text:p text:style-name="Text_20_body">Jehlami pokrytý dobrman s koženou maskou &gt; Je uvázán řetězem a přes masku nemůže ani kousat ani štěkat, přesto je agresivní. Pokud mu masku sundáte, uklidní se. Kdo mu vytrhá všechny jehly, k tomu přilne a bude ho následovat.</text:p>
      <text:h text:style-name="Heading_20_2" text:outline-level="2">12</text:h>
      <text:p text:style-name="Text_20_body">Kostlivec ve špinavé zástěře, v ruce sekáček &gt; Zpracovává kravský tuk v loj a vyrábí svíce.</text:p>
      <text:p text:style-name="Text_20_body"><text:soft-page-break/>Dva sudy &gt; Plné kusů krav včetně vnitřností.</text:p>
      <text:p text:style-name="Text_20_body">Neohraněné ohniště, v kterém stojí baňatý kotel s vroucím tukem &gt; Lze snadno převrhnout.</text:p>
      <text:p text:style-name="Text_20_body">Stolek se svícemi &gt; Smrdí a nejsou příliš kvalitní.</text:p>
      <text:h text:style-name="Heading_20_2" text:outline-level="2">13</text:h>
      <text:p text:style-name="Text_20_body">Masivní dubové dveře &gt; Zamčené Urielovým klíčem.</text:p>
      <text:p text:style-name="Text_20_body">Pod kruhovou dírou ve stropě je studnice</text:p>
      <text:h text:style-name="Heading_20_2" text:outline-level="2">14</text:h>
      <text:p text:style-name="Text_20_body">Pokud jste Uriela zabili, tak tu teď stojí a řve na dva kostlivce, aby vás šli zastřelit &gt; Těžké kuše a kuchařské čepice.</text:p>
      <text:p text:style-name="Text_20_body">Kovová kamna &gt; Vlažná, nedochucená hovězí polévka.</text:p>
      <text:p text:style-name="Text_20_body">Hromádka kuchyňského vybavení v rohu &gt; Pánev, hrnec, naběračka, cedník, shnilá cibule.</text:p>
      <text:h text:style-name="Heading_20_2" text:outline-level="2">15</text:h>
      <text:p text:style-name="Text_20_body">Svalnatá bruneta Baia na seně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Heading_20_2" text:outline-level="2"><text:soft-page-break/>16</text:h>
      <text:p text:style-name="Text_20_body">Snědá Martiana přivázaná ke stolu &gt; Nohy pořezané, záda pokrytá voskem, pruhované pozadí, nateklý ret a kolíček na levé bradavce.</text:p>
      <text:p text:style-name="Text_20_body">Stojany s lehčími mučícími nástroji &gt; Důtky, kolíčky, provazy, jehly, roubík, řemeny, rákoska a pás cudnosti.</text:p>
      <text:h text:style-name="Heading_20_2" text:outline-level="2">17</text:h>
      <text:p text:style-name="Text_20_body">Na kopci polštářů a dek spí drobná, vyhublá rusovláska Tolka &gt; Oranžový lektvar má napojený přímo do žíly; funguje jako výživa i jako uspávadlo. Pod poslštáři je schovaná lokalizační mince do páru s Katliinou (viz Setkání v Trosské pláni)</text:p>
      <text:p text:style-name="Text_20_body">Noční stolek se dvěma knihami &gt; První je sbírka romantických básní. Druhá je Urielův deník; popisuje, jak mu [vlož nějakou ženu, co postavy znají v Trossu] zlomila srdce.</text:p>
      <text:h text:style-name="Heading_20_2" text:outline-level="2">18</text:h>
      <text:p text:style-name="Text_20_body">Pokované dveře &gt; Zamčené Urielovým klíčem.</text:p>
      <text:p text:style-name="Text_20_body">Baculatá blondýnka Emma &gt; Nadšená svou šancí k úniku ihned začně družinu přesvědčovat, že Uriel nelze zabít, ať ihned utíkají.</text:p>
      <text:p text:style-name="Text_20_body">Postel s nebesy &gt; Růžové závoje a příliš měkká matrace.</text:p>
      <text:p text:style-name="Text_20_body">Růžové dekorace rozvěšené po stěnách &gt; Závěsy, krajky, koberce, šaty.</text:p>
      <text:p text:style-name="Text_20_body">Truhlice &gt; Panenky, šaty, hlavolamy, líčidla.</text:p>
      <text:p text:style-name="Text_20_body"><text:soft-page-break/>Stolek se stříbrným podnosem a sladkostmi &gt; Čokoláda, lízátka, mošt, štrůdl.</text:p>
      <text:h text:style-name="Heading_20_2" text:outline-level="2">19</text:h>
      <text:p text:style-name="Text_20_body">Mrtvá dívka na podlouhlém stole &gt; Je na několika místech pečlivě sešitá a ovázaná. Má otevřený hrudník a srdce zalité v modré substanci. </text:p>
      <text:p text:style-name="Text_20_body">Vysoký stůl s náčiním &gt; Skalpely, obvazy, jehly, pila.</text:p>
      <text:p text:style-name="Text_20_body">Jedna stěna je dřevěná a pokrytá pergameny s nákresy lidské anatomie a nekromantských zaklínadel &gt; Prkna zakrývají tajnou chodbu do 20.</text:p>
      <text:h text:style-name="Heading_20_2" text:outline-level="2">20</text:h>
      <text:p text:style-name="Text_20_body">Magicky uzamčené dveře &gt; Nemají zámek a s každým úspěšným i neúspěšným pokusem o vyražení vystřelí výboj energie. Čaroděj je může kouzlo rozplést tak, že porazí vypravěče v piškvorkách.</text:p>
      <text:p text:style-name="Text_20_body">Potrhaný zelený koberec od dveří až ke schodům</text:p>
      <text:p text:style-name="Text_20_body">Ve stěně po pravé straně je metr zdiva nahrazen jílem &gt; V hlíně je schovaný kostlivec připraven bodnout nepřipraveného vetřelce do zad.</text:p>
      <text:h text:style-name="Heading_20_2" text:outline-level="2">21</text:h>
      <text:p text:style-name="Text_20_body">Pokud jste Uriela zabili nahoře i v 16., tak tu stojí připraven vyjednávat &gt; Nebojí se o svůj život, ale o svůj výzkum. Boj v laboratoři nechce. Vyzve postavy, ať si vezmou ženy a odejdou.</text:p>
      <text:p text:style-name="Text_20_body"><text:soft-page-break/>Na stěně visí polovyschlý stařec lord Hayden popsaný drobnými runami &gt; Z řezných ran na chodidlech pomalu odkapává modrá tekutina do připravené nádoby. Když ho pozorně vnímáte, téměř neslyšně opakuje “Zabij mne”.</text:p>
      <text:p text:style-name="Text_20_body">Regál s knihami &gt; Čestné místo má grimoár (kouzlo oživení mrtvého, tvář hrůzy a mluvení s mrtvými). Zbytek jsou svazky o anatomii a historii.</text:p>
      <text:p text:style-name="Text_20_body">Čistý stůl &gt; Pod ním rozházené konopné papíry a střepy. Na jednom je návod k lektvaru lásky. Na dalším zmiňuje, že druhé zrcadlo nechá odvést do Trossu.</text:p>
      <text:p text:style-name="Text_20_body">Alchymistické vybavení &gt; Kompletní destilační výbava, hmoždíř, kufříky na transport.</text:p>
      <text:p text:style-name="Text_20_body">Železem tvrzené dveře do 22. &gt; Zamčené Urielovým klíčem.</text:p>
      <text:h text:style-name="Heading_20_2" text:outline-level="2">22</text:h>
      <text:p text:style-name="Text_20_body">Modré zrcadlo &gt; Skleněné, po povrchu neustále stéká vrstva modré tekutiny, ale nikdy neukápne na zem. Kdykoli Uriel zemře, vyleze jeho nová kopie ze zrcadla.</text:p>
      <text:p text:style-name="Text_20_body">Postel &gt; Pohodlná matrace, kožešinová přikrývka.</text:p>
      <text:p text:style-name="Text_20_body">Dvě Skříně &gt; V první jezdecké boty, náhradní oblečení. V druhé tajný vchod do 19.</text:p>
      <text:p text:style-name="Text_20_body">Truhlice &gt; Koňské sedlo, 137 zl, 98 st, 39 md, lektvar nenápadnosti, stříbrná korunka, amulet s bronzovou koňskou hlavou (ovládá neúnavného nemrtvého koně ve stáji)</text:p>
      <text:h text:style-name="Heading_20_1" text:outline-level="1">Třináctá šachta stříbrných dolů</text:h>
      <text:h text:style-name="Heading_20_2" text:outline-level="2"><text:bookmark text:name="docs-internal-guid-65445f98-7fff-1a3c-3ca6-f339e9524b31"/>1</text:h>
      <text:p text:style-name="Text_20_body">Vodní plocha &gt; Temná, neprůhledná a hluboká desítky metrů. Tlusté rudé pijavice, které zraňují zdravé a léčí zraněné. Obří chapadlovitá bestie spí několik metrů pod hladinou.</text:p>
      <text:p text:style-name="Text_20_body">Lano &gt; Uvázané ke sloupku kovového harampádí ve výklenku několik metrů od břehu. Při zatažení je 2z6ti šance, že vzniklý hluk přiláká chapadlovitou bestii, a 2z6ti šance, že přiláká trolla z 3.</text:p>
      <text:p text:style-name="Text_20_body">Dřevěná bariéra do 5. &gt; Hlídaná gobliny z druhé strany. Plná děr pro kopí.</text:p>
      <text:h text:style-name="Heading_20_2" text:outline-level="2">2</text:h>
      <text:p text:style-name="Text_20_body">Kosti &gt; Lidské, gobliní i zvířecí, některé rozlámané a požvýkané.</text:p>
      <text:p text:style-name="Text_20_body">Vysoké stoupající stupně &gt; Porostlé jedlým mechem. V mechu velké čtyřprsté stopy a otisky kloubů (jako od gorily).</text:p>
      <text:h text:style-name="Heading_20_2" text:outline-level="2">3</text:h>
      <text:p text:style-name="Text_20_body">Troll &gt; Mohutný, čtyřruký trollí mutant. Rychlá regenerace všech zranění nezpůsobených ohněm a kyselinou.</text:p>
      <text:p text:style-name="Text_20_body"><text:soft-page-break/>Pečlivě vystavený sloupec zkrvaveného vybavení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Heading_20_2" text:outline-level="2">4</text:h>
      <text:p text:style-name="Text_20_body">Hnízdo malé zdivočelé gobliní holčičky &gt; Chová se jako agresivní opice. V jejím doupěti je nakradeno 40 zlaťáků, 112 stříbrňáků a dva tucty drobných šperků (celkově 3k20 zlaťáků)</text:p>
      <text:h text:style-name="Heading_20_2" text:outline-level="2">5</text:h>
      <text:p text:style-name="Text_20_body">Osm goblinů &gt; Lehké zbroje a kopí. Jeden z nich má vlčí tlamu trčící z hrudi, jeden další má pevné šupiny, a další má namísto krve kyselinu.</text:p>
      <text:p text:style-name="Text_20_body">Improvizovaná balista a barikády s bodci</text:p>
      <text:h text:style-name="Heading_20_2" text:outline-level="2">6</text:h>
      <text:p text:style-name="Text_20_body">U stěny uvázaní tři důlníci &gt; Slabí a zoufalí. Jeden z nich je porostlý hustou srstí a prosí o smrt. Údajně byl vystaven nějaké zelené břečce.</text:p>
      <text:p text:style-name="Text_20_body">Ohniště s kotlem &gt; Ve vývaru kusy důlníků.</text:p>
      <text:h text:style-name="Heading_20_2" text:outline-level="2">7</text:h>
      <text:p text:style-name="Text_20_body">Hromada rozličného harampádí</text:p>
      <text:p text:style-name="Text_20_body"><text:soft-page-break/>Pracovní stůl plný vynálezů &gt; Rukavice s přidělanými čepelemi na kloubech, velká kuše kuše na střelbu dřevěných bodců a několikery zjevně nedokončené rozřezané dudy, </text:p>
      <text:h text:style-name="Heading_20_2" text:outline-level="2">8</text:h>
      <text:p text:style-name="Text_20_body">Vrásčitý gobliní šaman pokrytý pijavicemi z 1 &gt; Drzý, vesmeš nepohyblivý, nebude bojovat. Tvrdí, že kdo ho zabije, zemře. Když zemře, jeho tělo se rozzáří a povolá tři metrové krvežíznivé démony.</text:p>
      <text:p text:style-name="Text_20_body">Podlaha chodby i místnosti je naplněná bahnem &gt; Při šamanově smrti ztuhne jako cement.</text:p>
      <text:h text:style-name="Heading_20_2" text:outline-level="2">9</text:h>
      <text:p text:style-name="Text_20_body">Chodba vedoucí nad stropem 1 &gt; Část podlahy je iluzorní. Kdyby jí někdo propadl do vody, probudí chapadlovitou bestii.</text:p>
      <text:h text:style-name="Heading_20_2" text:outline-level="2">10</text:h>
      <text:p text:style-name="Text_20_body">Prázdná místnost &gt; Při výraznějším hluku troll z 3 rozrazí gobliny postavenou kamenou bariéru a zaútočí.</text:p>
      <text:h text:style-name="Heading_20_2" text:outline-level="2">11</text:h>
      <text:p text:style-name="Text_20_body">Nad vstupními dveřmi je připraven kastrol plný jedovatých brouků &gt; Spadne na prvního, kdo neopatrně projde.</text:p>
      <text:p text:style-name="Text_20_body">Tři kamenné stojany &gt; Na nich dort, váza a vycpaný králík. Všechno naplněné jedovatými brouky.</text:p>
      <text:p text:style-name="Text_20_body"><text:soft-page-break/>Balvan &gt; Pod ním uvězněná malá opečovávaná kolonie jedovatách brouků.</text:p>
      <text:h text:style-name="Heading_20_2" text:outline-level="2">12</text:h>
      <text:p text:style-name="Text_20_body">Nehybný nemrtvý ogr &gt; Zaútočí jen pokud se postavy přiblíží nebo zaútočí první. V břiše má zašité tři zombie gobliny.</text:p>
      <text:h text:style-name="Heading_20_2" text:outline-level="2">13</text:h>
      <text:p text:style-name="Text_20_body">Oblá dokonale hladká kovová stěna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0"/>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Table_20_Contents"/>
          </table:table-cell>
          <table:table-cell table:style-name="Table1.A1" office:value-type="string">
            <text:p text:style-name="P4">8</text:p>
          </table:table-cell>
          <table:table-cell table:style-name="Table1.A1" office:value-type="string">
            <text:p text:style-name="P4">1</text:p>
          </table:table-cell>
          <table:table-cell table:style-name="Table1.A1" office:value-type="string">
            <text:p text:style-name="P4">7</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4">6</text:p>
          </table:table-cell>
          <table:table-cell table:style-name="Table1.A1" office:value-type="string">
            <text:p text:style-name="Table_20_Contents"/>
          </table:table-cell>
          <table:table-cell table:style-name="Table1.A1" office:value-type="string">
            <text:p text:style-name="P4">5</text:p>
          </table:table-cell>
        </table:table-row>
        <table:table-row>
          <table:table-cell table:style-name="Table1.A1" office:value-type="string">
            <text:p text:style-name="P4">7</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4">4</text:p>
          </table:table-cell>
          <table:table-cell table:style-name="Table1.A1" office:value-type="string">
            <text:p text:style-name="Table_20_Contents"/>
          </table:table-cell>
        </table:table-row>
        <table:table-row>
          <table:table-cell table:style-name="Table1.A1" office:value-type="string">
            <text:p text:style-name="P4">2</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4">6</text:p>
          </table:table-cell>
          <table:table-cell table:style-name="Table1.A1" office:value-type="string">
            <text:p text:style-name="P4">7</text:p>
          </table:table-cell>
          <table:table-cell table:style-name="Table1.A1" office:value-type="string">
            <text:p text:style-name="P4">1</text:p>
          </table:table-cell>
          <table:table-cell table:style-name="Table1.A1" office:value-type="string">
            <text:p text:style-name="P4">9</text:p>
          </table:table-cell>
        </table:table-row>
        <table:table-row>
          <table:table-cell table:style-name="Table1.A1" office:value-type="string">
            <text:p text:style-name="P4">3</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4">6</text:p>
          </table:table-cell>
          <table:table-cell table:style-name="Table1.A1" office:value-type="string">
            <text:p text:style-name="Table_20_Contents"/>
          </table:table-cell>
          <table:table-cell table:style-name="Table1.A1" office:value-type="string">
            <text:p text:style-name="P4">5</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P4">5</text:p>
          </table:table-cell>
          <table:table-cell table:style-name="Table1.A1" office:value-type="string">
            <text:p text:style-name="P4">8</text:p>
          </table:table-cell>
          <table:table-cell table:style-name="Table1.A1" office:value-type="string">
            <text:p text:style-name="P4">4</text:p>
          </table:table-cell>
          <table:table-cell table:style-name="Table1.A1" office:value-type="string">
            <text:p text:style-name="Table_20_Contents"/>
          </table:table-cell>
          <table:table-cell table:style-name="Table1.A1" office:value-type="string">
            <text:p text:style-name="P4">3</text:p>
          </table:table-cell>
          <table:table-cell table:style-name="Table1.A1" office:value-type="string">
            <text:p text:style-name="P4">9</text:p>
          </table:table-cell>
          <table:table-cell table:style-name="Table1.A1" office:value-type="string">
            <text:p text:style-name="P4">6</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4">7</text:p>
          </table:table-cell>
          <table:table-cell table:style-name="Table1.A1" office:value-type="string">
            <text:p text:style-name="Table_20_Contents"/>
          </table:table-cell>
          <table:table-cell table:style-name="Table1.A1" office:value-type="string">
            <text:p text:style-name="P4">2</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4">8</text:p>
          </table:table-cell>
        </table:table-row>
        <table:table-row>
          <table:table-cell table:style-name="Table1.A1" office:value-type="string">
            <text:p text:style-name="P4">8</text:p>
          </table:table-cell>
          <table:table-cell table:style-name="Table1.A1" office:value-type="string">
            <text:p text:style-name="P4">7</text:p>
          </table:table-cell>
          <table:table-cell table:style-name="Table1.A1" office:value-type="string">
            <text:p text:style-name="P4">3</text:p>
          </table:table-cell>
          <table:table-cell table:style-name="Table1.A1" office:value-type="string">
            <text:p text:style-name="P4">6</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4">4</text:p>
          </table:table-cell>
        </table:table-row>
        <text:soft-page-break/>
        <table:table-row>
          <table:table-cell table:style-name="Table1.A1" office:value-type="string">
            <text:p text:style-name="Table_20_Contents"/>
          </table:table-cell>
          <table:table-cell table:style-name="Table1.A1" office:value-type="string">
            <text:p text:style-name="P4">1</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4">6</text:p>
          </table:table-cell>
        </table:table-row>
        <table:table-row>
          <table:table-cell table:style-name="Table1.A1" office:value-type="string">
            <text:p text:style-name="P4">6</text:p>
          </table:table-cell>
          <table:table-cell table:style-name="Table1.A1" office:value-type="string">
            <text:p text:style-name="Table_20_Contents"/>
          </table:table-cell>
          <table:table-cell table:style-name="Table1.A1" office:value-type="string">
            <text:p text:style-name="P4">9</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4">4</text:p>
          </table:table-cell>
          <table:table-cell table:style-name="Table1.A1" office:value-type="string">
            <text:p text:style-name="P4">3</text:p>
          </table:table-cell>
          <table:table-cell table:style-name="Table1.A1" office:value-type="string">
            <text:p text:style-name="P4">5</text:p>
          </table:table-cell>
          <table:table-cell table:style-name="Table1.A1" office:value-type="string">
            <text:p text:style-name="Table_20_Contents"/>
          </table:table-cell>
        </table:table-row>
      </table:table>
      <text:p text:style-name="Text_20_body"/>
      <text:h text:style-name="Heading_20_2" text:outline-level="2">14</text:h>
      <text:p text:style-name="Text_20_body">Dva svázaní důlníci &gt; Slabost, roubíky, stopy po pijavicích, horečka.</text:p>
      <text:p text:style-name="Text_20_body">Prázdný kožený vak</text:p>
      <text:h text:style-name="Heading_20_2" text:outline-level="2">15</text:h>
      <text:p text:style-name="Text_20_body">Nákladní prostor vesmírné lodi &gt; V případě ohně (např. pochodně) uzavře všechny východy a na několik minut vysaje vzduch z místnosti.</text:p>
      <text:p text:style-name="Text_20_body">Bedny &gt; Jsou ocelové a zapečetěné.</text:p>
      <text:p text:style-name="Text_20_body">Ve stěně je červená skříňka &gt; Obsahuje dýchací masku (náplň na 60 minut) a léčivou pěnu ve spreji (náplň na tři použití)</text:p>
      <text:h text:style-name="Heading_20_2" text:outline-level="2">16</text:h>
      <text:p text:style-name="Text_20_body">Muž v oranžové přiléhavé uniformě &gt; Leží v bezvědomí. Probere se při otevření dvěří. Je to android, který věří, že lidé jsou nižší forma života a měli by sloužit nebo být vyhlazeni. On způsobil ztroskotání lodi.</text:p>
      <text:p text:style-name="Text_20_body">Motor &gt; Nefunkční. Schází mu zdroj energie.</text:p>
      <text:p text:style-name="Text_20_body"/>
      <text:h text:style-name="Heading_20_2" text:outline-level="2"><text:soft-page-break/>17</text:h>
      <text:p text:style-name="Text_20_body">Křeslo pilota a ovládací panel &gt; Všechno vyjma umělé inteligence palubního počítače a varování o nedostatku energie je vypnuté. Počítač se vás pokusí přesvědčit, aby jste mu přinesli zdroj energie pro pokračování v cestě. Nasměroval pád lodi k nejbližsímu, který sensory našli, takže musí být poblíž.</text:p>
      <text:p text:style-name="Text_20_body">Cryopad &gt; Muž v modré přiléhavé uniformě zmrazený za oválným sklem.</text:p>
      <text:p text:style-name="Text_20_body">Ve stěně je červená skříňka &gt; Obsahuje laserový blaster (člověku způsobí menší zranění než šíp, ale stříli několikanásobně rychleji; baterie vydrží na 50 výstřelů) a opasek s maskovacím zařízením (baterie na 10 minut neviditelnosti) </text:p>
      <text:h text:style-name="Heading_20_2" text:outline-level="2">18</text:h>
      <text:p text:style-name="Text_20_body">Šest goblinů &gt; Kyje a oštěpy. Jeden z nich má zvětšenou hlavu s výraznými zelenými žilami. Je ozbrojen dudům podobným plamenometem a snaží se ostatní přesvědčit, aby přestali poslouchat Matku.</text:p>
      <text:p text:style-name="Text_20_body">Ohniště</text:p>
      <text:p text:style-name="Text_20_body">Podél stěn slamníky</text:p>
      <text:h text:style-name="Heading_20_2" text:outline-level="2">19</text:h>
      <text:p text:style-name="Text_20_body">Na hácích ze stropu zavěšená vykuchaná těla psů a důlníků</text:p>
      <text:p text:style-name="Text_20_body">Tajné kamenné dveře vedou do 22</text:p>
      <text:p text:style-name="Text_20_body"/>
      <text:h text:style-name="Heading_20_2" text:outline-level="2"><text:soft-page-break/>20</text:h>
      <text:p text:style-name="Text_20_body">Organické stěny &gt; Krvácejí z řezných ran. Pokud jim pomůžete (kouzlem, lektvarem, zašitím, vymytím apod.), místnost zrůžoví a začne vás poslouchat. Otevírat “dveře”, vypouštět léčivý nebo smrtelný plyn apod.</text:p>
      <text:h text:style-name="Heading_20_2" text:outline-level="2">21</text:h>
      <text:p text:style-name="Text_20_body">Obrovská gobliní matrona &gt; Morbidně obézní, tři páry prsů a rukou, čtyři nohy a ocas. Dokáže vychrchlat a plivnout kyselinový blob až za propast.</text:p>
      <text:p text:style-name="Text_20_body">Dva gobliní sluhové &gt; Mají dva kýble a polévají matronu zářivě zelenou tekutinou</text:p>
      <text:p text:style-name="Text_20_body">Osm gobliních dětí &gt; Pobíhají kolem jako zvířata</text:p>
      <text:p text:style-name="Text_20_body">Propast &gt; Stěny pokryté neuvěřitelně bohatými stříbrnými žilami, dno v nedohlednu, lze překročit po vratkém dřevěném můstku</text:p>
      <text:h text:style-name="Heading_20_2" text:outline-level="2">22</text:h>
      <text:p text:style-name="Text_20_body">Na dně dřevěného lavoru s vodou leží zářivě zelený chaotitový orb &gt; Všechna kouzla seslaná s pomocí orbu jsou výrazně silnejší. Každých sedm dní v jeho přítomnosti je šance na náhodnou mutaci. Orb by byl dostatečným zdrojem energie pro cestovatele v 17.</text:p>
      <text:h text:style-name="Heading_20_1" text:outline-level="1"><text:line-break/>Trpasličí hrobka</text:h>
      <text:h text:style-name="Heading_20_2" text:outline-level="2"><text:bookmark text:name="docs-internal-guid-435a182a-7fff-9591-8b7e-f4dfea2c7119"/>1</text:h>
      <text:p text:style-name="Text_20_body">Šedé gabrové stěny, vysoký strop s nízkou křížovou klenbou, známky trpasličí architektury.</text:p>
      <text:p text:style-name="Text_20_body">Obr z kopců &gt; Tlustý, smradlavý a hloupý. Bojí se magie.</text:p>
      <text:p text:style-name="Text_20_body">Zbytky a mršiny &gt; Ohlodané kosti goblinů a čehosi s blanitými křídly.</text:p>
      <text:p text:style-name="Text_20_body">Vytesaný nápis &gt; Trpasličími runami “Zde leží bratři Bralin a Dragin, poslední bojovníci klanu Baragor.”</text:p>
      <text:p text:style-name="Text_20_body">Reliéf trpasličí tváře &gt; Při dotyku ožije a promluví. Je to mělký otisk charakteru veselejšího z bratrů. Věděl, že dříve či pozdeji si pro jeho bohatsví nějaký vykradač hrobek přijde a rozhodl se dát ho jen tomu, kdo si jej zaslouží. Otočí se (je na otočných dveřích), když uhodnete tři hádanky.</text:p>
      <text:list xml:id="list2791246955" text:style-name="L11">
        <text:list-item>
          <text:p text:style-name="P17">Kdo to dělá, nechce to, kdo to koupí, nepotřebuje to, kdo to potřebuje, neví o tom (Rakev).</text:p>
        </text:list-item>
        <text:list-item>
          <text:p text:style-name="P17">Když se temný elf narodí má černé tělo, černé ruce, černé nohy, černou hlavu a jaké má zuby? (Žádné)</text:p>
        </text:list-item>
        <text:list-item>
          <text:p text:style-name="P17">Které slovo se v obecné řeči vždy píše nesprávně? (nesprávně)</text:p>
        </text:list-item>
      </text:list>
      <text:h text:style-name="Heading_20_2" text:outline-level="2"><text:soft-page-break/>2</text:h>
      <text:p text:style-name="Text_20_body">Reliéf Trpasličí tváře &gt; “Jen jedenkrát vládlo ve stejný čas osm trpasličích královen. Byla to doba míru a prosperity. Jak vzdělaní v historii jste?” Při odchodu varuje “Za žádnou cenu nevstupujte do hrobky mého bratra. Není tak štědrý jako já.”</text:p>
      <text:p text:style-name="Text_20_body">Šachovnice s osmi sochami korunovaných trpaslic &gt; Pokud je hráči dokáží rozestavět, tak aby se mezi sebou neohrožovali, otevřou se dveře do (3.)</text:p>
      <text:h text:style-name="Heading_20_2" text:outline-level="2">3</text:h>
      <text:p text:style-name="Text_20_body">Kamenný sarkofág &gt; “Pod horou hluboce sní Bralin Baragor”, uvnitř trpasličí kostra v pestrobarevných šatech.</text:p>
      <text:p text:style-name="Text_20_body">Tři stojany &gt; Kulatý štít, široký meč, těžká kuše, toulec normálních šipek, toulec stříbrných šipek, toulec ohnivých šipek, toulec otrávených šipek, tři výbušné šipky, těžký plášť, dvoje boty, velká kožená krosna, standarta klanu Baragor</text:p>
      <text:p text:style-name="Text_20_body">Tři truhlice &gt; 65 zlatých, 850 stříbrných, 1230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Heading_20_2" text:outline-level="2">4</text:h>
      <text:p text:style-name="Text_20_body">Podél stěn stojící sarkofágy &gt; Spolubojovníci, panoši a služebnictvo. Ve dvou z nich se schovávají netopýří bestie. Kdyby došlo k boji, tak viz (6.)</text:p>
      <text:p text:style-name="Text_20_body"><text:soft-page-break/>Hromada bílého trusu &gt; Hraničář by v tom netopýří bestie poznal.</text:p>
      <text:h text:style-name="Heading_20_2" text:outline-level="2">5</text:h>
      <text:p text:style-name="Text_20_body">Runová kovadlina &gt; Pokud tu bude kovat zbraň skutečný kovář, vstoupí do ní jedna z trpasličích duší v (4.)</text:p>
      <text:list xml:id="list3726155870" text:style-name="L12">
        <text:list-item>
          <text:p text:style-name="P18">Hrot zbraně se vždy stáčí k největšímu množství zlata v okolí</text:p>
        </text:list-item>
        <text:list-item>
          <text:p text:style-name="P18">Zbraň zraňuje elfy více než ostatní a září v jejich přítomnosti</text:p>
        </text:list-item>
        <text:list-item>
          <text:p text:style-name="P18">Zbraň zraňuje gobliny více než ostatní a září v jejich přítomnosti</text:p>
        </text:list-item>
        <text:list-item>
          <text:p text:style-name="P18">Údery této zbraně jsou nadpřirozeně silné</text:p>
        </text:list-item>
        <text:list-item>
          <text:p text:style-name="P18">Zbraň zradí kohokoli, kdo se o ni nebude dobře starat, a házej znovu</text:p>
        </text:list-item>
        <text:list-item>
          <text:p text:style-name="P18">Zbraň každý den absorbuje od svého majitele jeden zlaťák a házej znovu</text:p>
        </text:list-item>
      </text:list>
      <text:p text:style-name="Text_20_body">Kovářská výheň a nádrž na schlazování</text:p>
      <text:p text:style-name="Text_20_body">Nízký stůl s nářadím &gt; Kladiva, kleště, kovářský nůž, svěrák, ocelové pruty</text:p>
      <text:p text:style-name="Text_20_body">Kulatý poklop na ventilaci &gt; Sahá vysoko do skal. Průvan při otevření sfoukne všechny otevřené ohně, krom pořádně rozpálené výhně.</text:p>
      <text:h text:style-name="Heading_20_2" text:outline-level="2"><text:soft-page-break/>6</text:h>
      <text:p text:style-name="Text_20_body">Trojice netopýřích bestií &gt; V případě odhalení jejich druhů v (4.), nebo když se někdo přiblíží na dohled, otevřou ventilaci, aby zhasli všechny pochodně, a s paralyzujícím křikem se vrhnou do boje.</text:p>
      <text:p text:style-name="Text_20_body">Stůl s policí na balzamovací pomůcky</text:p>
      <text:p text:style-name="Text_20_body">Hromada kostí &gt; Gobliny a různá horská zvířata</text:p>
      <text:p text:style-name="Text_20_body">Kulatý poklop na ventilaci &gt; Sahá vysoko do skal. Průvan při otevření sfoukne všechny otevřené ohně.</text:p>
      <text:h text:style-name="Heading_20_2" text:outline-level="2">7</text:h>
      <text:p text:style-name="Text_20_body">Neopracovaný blok kamene</text:p>
      <text:p text:style-name="Text_20_body">Zpola dokončená socha trpaslíka</text:p>
      <text:p text:style-name="Text_20_body">Kladivo a sada majzlíků</text:p>
      <text:h text:style-name="Heading_20_2" text:outline-level="2">8</text:h>
      <text:p text:style-name="Text_20_body">Odsud dál jsou šedé stěny protkané černými žilami.</text:p>
      <text:p text:style-name="Text_20_body">Polovina chodby oddělená dveřmi s nápisem &gt; “Pod horou bdí Dragin Baragor, střes se jeho bezesného odhodlání.”</text:p>
      <text:p text:style-name="Text_20_body">Rozleptaná mrtvola netopýří bestie &gt; Na podlaze přesně ve středu křižovatky je nášlapné tlačítko; při zmáčknutí se otevře jedna z dlaždic ve slepé uličce a vypustí do chodby mlžný kužel žiraviny.</text:p>
      <text:h text:style-name="Heading_20_2" text:outline-level="2"><text:soft-page-break/>9</text:h>
      <text:p text:style-name="Text_20_body">Stěny obložené štíty, kyrysy a zbraněmi všemožných tvarů a původů</text:p>
      <text:p text:style-name="Text_20_body">Na piedestalu leží kniha zášti &gt; Do takových knih se zapisují křivdy, aby se na ně nikdy nezapomělo. Tahle má všechny jména přeškrtnutá. Zbylo jen Zalezar. </text:p>
      <text:h text:style-name="Heading_20_2" text:outline-level="2">10</text:h>
      <text:p text:style-name="Text_20_body">Tři metry hluboká díra plná zombií &gt; Všechno oběti z knihy zášti.</text:p>
      <text:p text:style-name="Text_20_body">Na stěně lze nahmatat tenká spára a vydloubnout blok kamene &gt; Za ním se schovává řetez, jímž lze spustit ze stropu tajný, vratký most</text:p>
      <text:h text:style-name="Heading_20_2" text:outline-level="2">11</text:h>
      <text:p text:style-name="Text_20_body">Socha plačící trpaslice</text:p>
      <text:p text:style-name="Text_20_body">V kruhu okovů spoutaný nemrtvý trpaslík &gt; Žádné oči ani jazyk, všechny orgány vyjmuté, maso vyschlé, zakouslé do kostí jako pevná kožená zbroj. Vstoupí-li někdo do jeho komnaty, během několika okamžiků přetrhá řetězy a zaútočí.</text:p>
      <text:h text:style-name="Heading_20_2" text:outline-level="2">12</text:h>
      <text:p text:style-name="Text_20_body">Socha Dragina držící zářící sekeru &gt; Sekera je mocný artefakt pro boj s démony a je to, co tu drží esenci démona Zalezara. Ukradnete-li ji černé žíly v kameni ožijí a odplazí se ven, kde se zhmotní a uletí. S nově vzniklými puklinami se hrobka začne bortit.</text:p>
      <text:p text:style-name="Text_20_body">Utajené propadliště &gt; Přesně před trpaslíkem. Vede do tunelu, který se táhne až do díry v (10.)</text:p>
      <text:p text:style-name="Text_20_body"><text:soft-page-break/>4 kanopy &gt; Překrásné, porcelánové, dekorované zlatem a drahokamy (cena 4x50 zlaťáků<text:span text:style-name="T9">)</text:span></text:p>
      <text:h text:style-name="Heading_20_1" text:outline-level="1">Ziggurat</text:h>
      <text:h text:style-name="Heading_20_2" text:outline-level="2"><text:bookmark text:name="docs-internal-guid-2bb5f697-7fff-d078-2922-b0900fed6a27"/>1</text:h>
      <text:p text:style-name="Text_20_body">Kamenné stěny &gt; Při bližším prozkoumání je viděť že v několika místech ve sparách jsou místa zapatlaná suchým bahnem. Skrývají otvory, ze kterých vystřelují kopí.</text:p>
      <text:p text:style-name="Text_20_body">Kamenná dlažba &gt; Několik dlaždic jsou nášlapné spoušti pro kopí.</text:p>
      <text:p text:style-name="Text_20_body">Krvavá stopa &gt; Jen u jižního vchodu, vede do místnosti 3.</text:p>
      <text:h text:style-name="Heading_20_2" text:outline-level="2">2</text:h>
      <text:p text:style-name="Text_20_body">Na stěnách jsou vypálené fleky a stopy sazí</text:p>
      <text:p text:style-name="Text_20_body">Hliněný golem &gt; Obchází chodbu pomalým krokem a jakékoli vetřelce sežehne plamenem z otvoru, jenž má namísto tváře.</text:p>
      <text:p text:style-name="Text_20_body">Pokud postavy způsobí jakýkoli hluk, začne se ze dveří do místnosti 10 ozývat škrábaní a tlumený nářek</text:p>
      <text:h text:style-name="Heading_20_2" text:outline-level="2">3</text:h>
      <text:p text:style-name="Text_20_body">Ještěrec &gt; Dřevěná zbroj, dva zahnuté nože. Má klíč ke dveřím do 17 a 18.</text:p>
      <text:p text:style-name="Text_20_body">Vykuchaný panter zavěšený na hácích &gt; Při prozkoumání je vidět, že byl zabit mnoha kopími. </text:p>
      <text:p text:style-name="Text_20_body"><text:soft-page-break/>Kožený vak s vnitřnostmi a měděný tác s masem</text:p>
      <text:p text:style-name="Text_20_body">Několik bloků na východní stěně je spojených v tajné odsunutelné dveře</text:p>
      <text:p text:style-name="Text_20_body">Spací pytel &gt; Lidská výroba</text:p>
      <text:h text:style-name="Heading_20_2" text:outline-level="2">4</text:h>
      <text:p text:style-name="Text_20_body">Vaky a sudy s lidským vybavením a cenostmi &gt; Meče, nože, šípy, kuše, helmice, štíty, rybářské vybavení, sekyry, klenoty a cetky (cca 100 zlaťáků), 44 zlaťáků, 112 stříbrňáků, 234 měďáků</text:p>
      <text:h text:style-name="Heading_20_2" text:outline-level="2">5</text:h>
      <text:p text:style-name="Text_20_body">Poloprůhledné metrové vejce &gt; Již prasklé a prázné. Vzdělanec s bestiářem by mohl určit, že se jedná o příliš brzy vylíhnutého zeleného draka.</text:p>
      <text:p text:style-name="Text_20_body">Podlaha je pokrytá zaschlým slizem</text:p>
      <text:h text:style-name="Heading_20_2" text:outline-level="2">6</text:h>
      <text:p text:style-name="Text_20_body">Klínové písmo po stěnách &gt; Vyžaduje znalost ještěřího jazyka. Vypráví o koruně, co v dávných dobách ovlivnila běh světa. Může ji nosit pouze vyvolený a propůjčuje schopnost  vycítit místa moci na velkou vzdálenost.</text:p>
      <text:h text:style-name="Heading_20_2" text:outline-level="2"><text:soft-page-break/>7</text:h>
      <text:p text:style-name="Text_20_body">Průsvitný, nehmotný a nehybný válečník s mosazným klíčem v břiše &gt; Socha se při dotyku zhmotní a zaútočí. Nikdy ovšem nevykročí z místnosti, jen se vrátí do středu, ztuhne a zprůsvitní.</text:p>
      <text:p text:style-name="Text_20_body">Měděná louče v detailně zdobeném trnitém držáku</text:p>
      <text:p text:style-name="Text_20_body">Dveře do další místnosti jsou zamčené a klíčovou dírkou mají přesně ve středu pouze namalovanou &gt; Otevřou se, když na klíčovou dírku dopadne stín vržený klíčem z válečníka.</text:p>
      <text:h text:style-name="Heading_20_2" text:outline-level="2">8</text:h>
      <text:p text:style-name="Text_20_body">Rudá trnitá koruna na kameném piedestalu &gt; Při nasazení ukáže cestu k nejbližšímu silnému místu moci. Není-li nositelem vyvolený, koruna způsobí trvalé fyzické následky.</text:p>
      <text:h text:style-name="Heading_20_2" text:outline-level="2">9</text:h>
      <text:p text:style-name="Text_20_body">Dvě hromádky vyschlých skarabů &gt; Černí po zapálení vydrží hořet silným žárem několik dní. Bílí po kontaktu s vodou absorbují teplo a pomalu mrazí čeho se dotknou.</text:p>
      <text:h text:style-name="Heading_20_2" text:outline-level="2">10</text:h>
      <text:p text:style-name="Text_20_body">Hladoví nemrtví &gt; 5 lidských rybářů a 7 ještěrců, posekaní, zkrvavení</text:p>
      <text:h text:style-name="Heading_20_2" text:outline-level="2">11</text:h>
      <text:p text:style-name="Text_20_body"><text:soft-page-break/>Pod hromadou dalších mrvol leží tělo templáře v plátové zbroji &gt; Hlava leží opodál. Zbroj je prakticky nepoškozená a mistrovsky kovaný meč stále svírá v dlani. 20 zlaťáků v měšci, svatý symbol a kovový mandlový štít.</text:p>
      <text:h text:style-name="Heading_20_2" text:outline-level="2">12</text:h>
      <text:p text:style-name="Text_20_body">Dveře vyžadují rybí klíč z 1.náhodného setkání v bažině </text:p>
      <text:p text:style-name="Text_20_body">Nízké stolky s různými měšci &gt; Zuby, prsty, uši, vlasy, cetky, 30 zlaťáků.</text:p>
      <text:p text:style-name="Text_20_body">Na stěnách všemožné trofeje &gt; Nejvzácnější jsou trollí srdce a zejména roh jednorožce, který má pro svůj magický potenciál obrovskou hodnotu mezi alchymisty.</text:p>
      <text:h text:style-name="Heading_20_2" text:outline-level="2">13</text:h>
      <text:p text:style-name="Text_20_body">Kruhový kamenný stůl &gt; Jen zbytky jídla, smotaný řetez a bič</text:p>
      <text:p text:style-name="Text_20_body">Retardovaný ještěrec &gt; Bederní rouška z listí, krátký oštěp, neschopnost řeci, jen šílený smích. Na krku řetez s klíči k 10, 14 a 15.</text:p>
      <text:h text:style-name="Heading_20_2" text:outline-level="2">14</text:h>
      <text:p text:style-name="Text_20_body">Prázdná cela</text:p>
      <text:h text:style-name="Heading_20_2" text:outline-level="2"><text:soft-page-break/>15</text:h>
      <text:p text:style-name="Text_20_body">Pomalu se roztékající dlažba v rohu &gt; Při úplné tichosti lze zaslechnout hmyzí cvakání. Pod povrchem je obří mravenec (velký jako osel) a postupě kyselinou rozpouští podlahu. </text:p>
      <text:p text:style-name="Text_20_body">Tři vězni schoulení v rohu místnosti &gt; Starší sběrač hub, jeho dcera a mladík z Trossu, který neustále blábolí o změně člověka v ještěra.</text:p>
      <text:h text:style-name="Heading_20_2" text:outline-level="2">16</text:h>
      <text:p text:style-name="Text_20_body">6 obřích mravenců</text:p>
      <text:p text:style-name="Text_20_body">Královna obřích mravenců &gt; Přišla o své impérium a chce získat korunu z 8, aby našla místo k uhnízdení. Umí telepaticky komunikovat (robotí hlas).</text:p>
      <text:h text:style-name="Heading_20_2" text:outline-level="2">17</text:h>
      <text:p text:style-name="Text_20_body">Tunel vedoucí na jih od ještěřího tábora do blat &gt; Prvních a posledních 20 metrů je zatopených</text:p>
      <text:h text:style-name="Heading_20_2" text:outline-level="2">18</text:h>
      <text:p text:style-name="Text_20_body">Tunel vedoucí do díry přímo ve středu ještěřího tábora &gt; Vyhazují tam výkaly, popel, kosti a další </text:p>
      <text:h text:style-name="Heading_20_2" text:outline-level="2">19</text:h>
      <text:p text:style-name="Text_20_body">Lidské knihy rozmáčené v mísách s vodou</text:p>
      <text:p text:style-name="Text_20_body"><text:soft-page-break/>Z papírové kaše uplácaný srpek měsíce</text:p>
      <text:h text:style-name="Heading_20_2" text:outline-level="2">20</text:h>
      <text:p text:style-name="Text_20_body">Bazén krve &gt; Pod hladinou spí gigantická anakonda ve službách dračího kultu</text:p>
      <text:p text:style-name="Text_20_body">Otvor ve stropě přímo nad bazénem </text:p>
      <text:h text:style-name="Heading_20_2" text:outline-level="2">21</text:h>
      <text:p text:style-name="Text_20_body">Dveře vyžadují k otevření klíče obou strážců (ze 3 a 13)</text:p>
      <text:h text:style-name="Heading_20_2" text:outline-level="2">22</text:h>
      <text:p text:style-name="Text_20_body">U stěny uvázaní tři lidé</text:p>
      <text:p text:style-name="Text_20_body">Trůn se sochou hlavního kněze &gt; Není to socha. Je pokrytý vrstvou ztuhlého bahna. U sebe má klíč z pyramidy a chryzopras (5k100 zl.) k ovládání anakondy (druhý má anakonda v sobě). Ten, co vede rituál je iluze.</text:p>
      <text:p text:style-name="Text_20_body">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Text_20_body">Ještěří kněz &gt; Odebírá dračí dívce krev a nutí ji pít lidským vězňům. Někteří se změní v ještěrce a jsou vítáni. Ostatní jsou shozeni k anakondě.</text:p>
      <text:p text:style-name="Text_20_body">Deset ještěřích mnichů &gt; Bílé malování, pláště a kostěnné nože.</text:p>
      <text:p text:style-name="Text_20_body"><text:soft-page-break/></text:p>
      <text:p text:style-name="Text_20_body">Ještěrec jako hratelná rasa?</text:p>
      <text:p text:style-name="Text_20_body">Humanoid s protáhlou plazí tváří, pevnou zelenou nebo hnědou kůží a mohutným ještěřím ocasem. Při tvorbě postavy vyber dvě schopnosti:</text:p>
      <text:list xml:id="list1054211370" text:style-name="L13">
        <text:list-item>
          <text:p text:style-name="P19">Regenerace<text:line-break/>Narozdíl od lidí ti mohou plně dorůst i ztracené orgány a končetiny.</text:p>
        </text:list-item>
        <text:list-item>
          <text:p text:style-name="P19">Šupiny<text:line-break/>Tělo je pokryté silnou ochranou vrstvou.</text:p>
        </text:list-item>
        <text:list-item>
          <text:p text:style-name="P19">Čich<text:line-break/>Díky citlivému hadímu jazyku rozpoznáš bytosti i substance na velkou vzdálenost.</text:p>
        </text:list-item>
        <text:list-item>
          <text:p text:style-name="P19">Obojživelník<text:line-break/>Dokážeš libovolně dlouho dýchat pod vodou.</text:p>
        </text:list-item>
        <text:list-item>
          <text:p text:style-name="P19">Jed<text:line-break/>Namísto normálních zubů máš dva hadí a dokážeš kousnutím otrávit. Potravu ovšem musíš polykat vcelku.</text:p>
        </text:list-item>
        <text:list-item>
          <text:p text:style-name="P19">Bodce<text:line-break/>Máš rohatou hlavu a ocas zakončený nebezpečnými ostny.</text:p>
        </text:list-item>
        <text:list-item>
          <text:p text:style-name="P19">Chameleon<text:line-break/>Můžeš během několika okamžiků změnit barvu.</text:p>
        </text:list-item>
        <text:list-item>
          <text:p text:style-name="P19">Přísavky<text:line-break/>Prsty zespodu pokryté lamelami a přísavkami. Šplhání je pro tebe stejně přirozené jako chůze. Po stěně potřebuješ tři volné končetiny, po stropě čtyř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Google Sans" svg:font-family="'Google Sans', Roboto, RobotoDraft, Helvetica, Arial, sans-serif"/>
    <style:font-face style:name="Mangal1" svg:font-family="Mangal"/>
    <style:font-face style:name="OpenSymbol" svg:font-family="OpenSymbol, 'Arial Unicode MS'"/>
    <style:font-face style:name="StarSymbol"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1"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Unicode1" svg:font-family="'Lucida Sans Unicode'"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2bee92e"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199cm" fo:margin-bottom="0.199cm" loext:contextual-spacing="false" fo:text-align="center" style:justify-single-word="false" fo:hyphenation-ladder-count="no-limit" style:page-number="auto" fo:background-color="transparent" style:shadow="none" text:number-lines="false" text:line-number="0">
        <style:tab-stops/>
      </style:paragraph-properties>
      <style:text-properties fo:font-size="12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Záhlaví_20_tabulky" style:display-name="Záhlaví tabulky" style:family="paragraph" style:next-style-name="Table_20_Contents" style:master-page-name="">
      <style:paragraph-properties fo:margin-top="0.101cm" fo:margin-bottom="0.101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Example_20_header" style:display-name="Example header" style:family="paragraph" style:parent-style-name="Standard" style:default-outline-level="">
      <style:text-properties fo:font-style="italic" style:font-style-asian="italic"/>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Zápatí_20_Char" style:display-name="Zápatí Char" style:family="text" style:parent-style-name="Default_20_Paragraph_20_Font">
      <style:text-properties fo:font-size="12pt" style:font-size-asian="12pt"/>
    </style:style>
    <style:style style:name="FollowedHyperlink" style:family="text">
      <style:text-properties fo:color="#800000" style:text-underline-style="solid" style:text-underline-width="auto" style:text-underline-color="font-color"/>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2" style:font-family-complex="Arial" style:font-family-generic-complex="system" style:font-pitch-complex="variable" style:font-size-complex="16pt" style:font-weight-complex="bold"/>
    </style:style>
    <style:style style:name="Nadpis_20_2_20_Char" style:display-name="Nadpis 2 Char" style:family="text" style:parent-style-name="Default_20_Paragraph_20_Font">
      <style:text-properties fo:font-size="14pt" fo:font-weight="bold" style:font-size-asian="14pt" style:font-weight-asian="bold" style:font-name-complex="Arial2" style:font-family-complex="Arial" style:font-family-generic-complex="system" style:font-pitch-complex="variable" style:font-size-complex="14pt" style:font-style-complex="italic"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Footer"><text:page-number text:select-page="current">56</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21T16:31:38.070000000</dc:date>
    <meta:print-date>2113-01-01T00:00:00</meta:print-date>
    <meta:editing-cycles>22175</meta:editing-cycles>
    <meta:editing-duration>P65DT19H1M47S</meta:editing-duration>
    <meta:generator>LibreOffice/6.0.5.2$Windows_X86_64 LibreOffice_project/54c8cbb85f300ac59db32fe8a675ff7683cd5a16</meta:generator>
    <meta:document-statistic meta:table-count="1" meta:image-count="0" meta:object-count="0" meta:page-count="56" meta:paragraph-count="610" meta:word-count="7961" meta:character-count="48332" meta:non-whitespace-character-count="41058"/>
  </office:meta>
</office:document-meta>
</file>